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Fira Mono" svg:font-family="'Fira Mono'" style:font-pitch="fixed"/>
    <style:font-face style:name="Fira Mono1" svg:font-family="'Fira Mono'" style:font-adornments="Cursiva" style:font-pitch="fixed"/>
    <style:font-face style:name="FreeMono" svg:font-family="FreeMono" style:font-family-generic="modern" style:font-pitch="fixed"/>
    <style:font-face style:name="Liberation Mono1" svg:font-family="'Liberation Mono'" style:font-adornments="Negrita" style:font-family-generic="modern" style:font-pitch="fixed"/>
    <style:font-face style:name="Lohit Devanagari" svg:font-family="'Lohit Devanagari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 style:master-page-name="">
      <style:table-properties style:width="17.602cm" fo:margin-left="0cm" style:page-number="auto" fo:break-before="auto" fo:break-after="auto" table:align="left" style:shadow="none" style:may-break-between-rows="false"/>
    </style:style>
    <style:style style:name="Tabla1.A" style:family="table-column">
      <style:table-column-properties style:column-width="1.002cm"/>
    </style:style>
    <style:style style:name="Tabla1.B" style:family="table-column">
      <style:table-column-properties style:column-width="1.695cm"/>
    </style:style>
    <style:style style:name="Tabla1.C" style:family="table-column">
      <style:table-column-properties style:column-width="6.717cm"/>
    </style:style>
    <style:style style:name="Tabla1.D" style:family="table-column">
      <style:table-column-properties style:column-width="8.188cm"/>
    </style:style>
    <style:style style:name="Tabla1.A1" style:family="table-cell">
      <style:table-cell-properties style:vertical-align="middle" fo:padding="0.097cm" fo:border="none"/>
    </style:style>
    <style:style style:name="Tabla1.B1" style:family="table-cell">
      <style:table-cell-properties style:vertical-align="middle" fo:padding="0.097cm" fo:border-left="none" fo:border-right="0.05pt solid #000000" fo:border-top="none" fo:border-bottom="none"/>
    </style:style>
    <style:style style:name="Tabla1.C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none" fo:border-right="none" fo:border-top="none" fo:border-bottom="0.05pt solid #000000"/>
    </style:style>
    <style:style style:name="Tabla1.B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2.741cm"/>
    </style:style>
    <style:style style:name="Tabla1.4" style:family="table-row">
      <style:table-row-properties style:min-row-height="2.887cm"/>
    </style:style>
    <style:style style:name="Tabla4" style:family="table" style:master-page-name="">
      <style:table-properties style:width="17.602cm" fo:margin-left="0cm" style:page-number="auto" fo:break-before="auto" fo:break-after="auto" table:align="left" style:shadow="none" style:may-break-between-rows="false"/>
    </style:style>
    <style:style style:name="Tabla4.A" style:family="table-column">
      <style:table-column-properties style:column-width="1.002cm"/>
    </style:style>
    <style:style style:name="Tabla4.B" style:family="table-column">
      <style:table-column-properties style:column-width="1.198cm"/>
    </style:style>
    <style:style style:name="Tabla4.C" style:family="table-column">
      <style:table-column-properties style:column-width="5.098cm"/>
    </style:style>
    <style:style style:name="Tabla4.D" style:family="table-column">
      <style:table-column-properties style:column-width="10.305cm"/>
    </style:style>
    <style:style style:name="Tabla4.A1" style:family="table-cell">
      <style:table-cell-properties style:vertical-align="middle" fo:padding="0.097cm" fo:border="none"/>
    </style:style>
    <style:style style:name="Tabla4.B1" style:family="table-cell">
      <style:table-cell-properties style:vertical-align="middle" fo:padding="0.097cm" fo:border-left="none" fo:border-right="0.05pt solid #000000" fo:border-top="none" fo:border-bottom="none"/>
    </style:style>
    <style:style style:name="Tabla4.C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none" fo:border-right="none" fo:border-top="none" fo:border-bottom="0.05pt solid #000000"/>
    </style:style>
    <style:style style:name="Tabla4.B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min-row-height="2.741cm"/>
    </style:style>
    <style:style style:name="Tabla4.4" style:family="table-row">
      <style:table-row-properties style:min-row-height="2.887cm"/>
    </style:style>
    <style:style style:name="Tabla2" style:family="table" style:master-page-name="">
      <style:table-properties style:width="17.593cm" fo:margin-left="0cm" style:page-number="auto" fo:break-before="auto" fo:break-after="auto" table:align="left" style:shadow="none" style:may-break-between-rows="false"/>
    </style:style>
    <style:style style:name="Tabla2.A" style:family="table-column">
      <style:table-column-properties style:column-width="0.898cm"/>
    </style:style>
    <style:style style:name="Tabla2.B" style:family="table-column">
      <style:table-column-properties style:column-width="0.794cm"/>
    </style:style>
    <style:style style:name="Tabla2.C" style:family="table-column">
      <style:table-column-properties style:column-width="7.618cm"/>
    </style:style>
    <style:style style:name="Tabla2.D" style:family="table-column">
      <style:table-column-properties style:column-width="8.283cm"/>
    </style:style>
    <style:style style:name="Tabla2.A1" style:family="table-cell">
      <style:table-cell-properties style:vertical-align="middle" fo:padding="0.097cm" fo:border="none"/>
    </style:style>
    <style:style style:name="Tabla2.B1" style:family="table-cell">
      <style:table-cell-properties style:vertical-align="middle" fo:padding="0.097cm" fo:border-left="none" fo:border-right="0.05pt solid #000000" fo:border-top="none" fo:border-bottom="none"/>
    </style:style>
    <style:style style:name="Tabla2.C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none" fo:border-right="none" fo:border-top="none" fo:border-bottom="0.05pt solid #000000"/>
    </style:style>
    <style:style style:name="Tabla2.B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2.741cm"/>
    </style:style>
    <style:style style:name="Tabla2.4" style:family="table-row">
      <style:table-row-properties style:min-row-height="2.887cm"/>
    </style:style>
    <style:style style:name="P1" style:family="paragraph" style:parent-style-name="Table_20_Contents">
      <style:text-properties officeooo:paragraph-rsid="003bebb4"/>
    </style:style>
    <style:style style:name="P2" style:family="paragraph" style:parent-style-name="Table_20_Contents">
      <style:text-properties officeooo:rsid="0041c9b8" officeooo:paragraph-rsid="0041c9b8"/>
    </style:style>
    <style:style style:name="P3" style:family="paragraph" style:parent-style-name="Table_20_Contents">
      <style:text-properties officeooo:rsid="004325ec" officeooo:paragraph-rsid="004325ec"/>
    </style:style>
    <style:style style:name="P4" style:family="paragraph" style:parent-style-name="Table_20_Contents">
      <style:text-properties officeooo:rsid="0044b189" officeooo:paragraph-rsid="0044b189"/>
    </style:style>
    <style:style style:name="P5" style:family="paragraph" style:parent-style-name="Table_20_Contents">
      <style:text-properties officeooo:rsid="005ca1ed" officeooo:paragraph-rsid="005ca1ed"/>
    </style:style>
    <style:style style:name="P6" style:family="paragraph" style:parent-style-name="Table_20_Contents">
      <style:paragraph-properties fo:text-align="start" style:justify-single-word="false"/>
      <style:text-properties fo:font-weight="normal" officeooo:paragraph-rsid="0129e5cb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weight="normal" officeooo:rsid="003a52bd" officeooo:paragraph-rsid="0129e5cb" style:font-weight-asian="normal" style:font-weight-complex="normal"/>
    </style:style>
    <style:style style:name="P8" style:family="paragraph" style:parent-style-name="Table_20_Contents">
      <style:text-properties officeooo:rsid="00719806" officeooo:paragraph-rsid="00719806"/>
    </style:style>
    <style:style style:name="P9" style:family="paragraph" style:parent-style-name="Table_20_Contents">
      <style:text-properties officeooo:rsid="00782689" officeooo:paragraph-rsid="00782689"/>
    </style:style>
    <style:style style:name="P10" style:family="paragraph" style:parent-style-name="Table_20_Contents">
      <style:paragraph-properties fo:text-align="center" style:justify-single-word="false"/>
      <style:text-properties officeooo:rsid="012158d4" officeooo:paragraph-rsid="012158d4"/>
    </style:style>
    <style:style style:name="P11" style:family="paragraph" style:parent-style-name="Table_20_Contents">
      <style:text-properties officeooo:paragraph-rsid="0041c9b8"/>
    </style:style>
    <style:style style:name="P12" style:family="paragraph" style:parent-style-name="Table_20_Contents">
      <style:text-properties fo:font-size="10pt" officeooo:paragraph-rsid="0129e5cb" style:font-size-asian="10.5pt"/>
    </style:style>
    <style:style style:name="P13" style:family="paragraph" style:parent-style-name="Table_20_Contents" style:list-style-name="L7">
      <style:text-properties fo:font-size="10pt" officeooo:paragraph-rsid="0129e5cb" style:font-size-asian="10.5pt"/>
    </style:style>
    <style:style style:name="P14" style:family="paragraph" style:parent-style-name="Table_20_Contents" style:list-style-name="L7">
      <style:text-properties fo:font-size="10pt" officeooo:rsid="00414409" officeooo:paragraph-rsid="0129e5cb" style:font-size-asian="10.5pt"/>
    </style:style>
    <style:style style:name="P15" style:family="paragraph" style:parent-style-name="Table_20_Contents" style:list-style-name="L7">
      <style:text-properties fo:font-size="10pt" officeooo:rsid="0044e52c" officeooo:paragraph-rsid="0129e5cb" style:font-size-asian="10.5pt"/>
    </style:style>
    <style:style style:name="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officeooo:rsid="00c9c736" officeooo:paragraph-rsid="00c9c736"/>
    </style:style>
    <style:style style:name="P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font-weight="bold" officeooo:rsid="002d98f9" officeooo:paragraph-rsid="00d93395" style:font-weight-asian="bold" style:font-weight-complex="bold"/>
    </style:style>
    <style:style style:name="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officeooo:paragraph-rsid="00c9c736"/>
    </style:style>
    <style:style style:name="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font-weight="normal" officeooo:rsid="002f24ec" officeooo:paragraph-rsid="00f2cf08" style:font-weight-asian="normal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fo:font-weight="normal" officeooo:rsid="002f24ec" officeooo:paragraph-rsid="00f2cf08" style:font-weight-asian="normal" style:font-weight-complex="normal"/>
    </style:style>
    <style:style style:name="P21" style:family="paragraph" style:parent-style-name="Table_20_Contents">
      <loext:graphic-properties draw:fill="none"/>
      <style:paragraph-properties fo:margin-left="0cm" fo:margin-right="-0.101cm" fo:margin-top="0cm" fo:margin-bottom="0cm" loext:contextual-spacing="false" fo:text-indent="0cm" style:auto-text-indent="false" fo:background-color="transparent" text:number-lines="false" text:line-number="0"/>
      <style:text-properties officeooo:paragraph-rsid="00410d1d"/>
    </style:style>
    <style:style style:name="P22" style:family="paragraph" style:parent-style-name="Table_20_Contents">
      <loext:graphic-properties draw:fill="none"/>
      <style:paragraph-properties fo:margin-left="0cm" fo:margin-right="-0.101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officeooo:rsid="00410d1d" officeooo:paragraph-rsid="012158d4"/>
    </style:style>
    <style:style style:name="P23" style:family="paragraph" style:parent-style-name="Table_20_Contents">
      <loext:graphic-properties draw:fill="none"/>
      <style:paragraph-properties fo:margin-left="0cm" fo:margin-right="-0.101cm" fo:margin-top="0cm" fo:margin-bottom="0cm" loext:contextual-spacing="false" fo:text-indent="0cm" style:auto-text-indent="false" fo:background-color="transparent" text:number-lines="false" text:line-number="0"/>
      <style:text-properties officeooo:rsid="0060578c" officeooo:paragraph-rsid="0060578c"/>
    </style:style>
    <style:style style:name="P24" style:family="paragraph" style:parent-style-name="Table_20_Contents">
      <loext:graphic-properties draw:fill="none"/>
      <style:paragraph-properties fo:margin-left="0cm" fo:margin-right="-0.101cm" fo:margin-top="0cm" fo:margin-bottom="0cm" loext:contextual-spacing="false" fo:text-indent="0cm" style:auto-text-indent="false" fo:background-color="transparent" text:number-lines="false" text:line-number="0"/>
      <style:text-properties fo:font-weight="normal" officeooo:rsid="00410d1d" officeooo:paragraph-rsid="00410d1d" style:font-weight-asian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-0.101cm" fo:margin-top="0cm" fo:margin-bottom="0cm" loext:contextual-spacing="false" fo:text-indent="0cm" style:auto-text-indent="false" fo:background-color="transparent" text:number-lines="false" text:line-number="0"/>
      <style:text-properties fo:font-size="10pt" officeooo:rsid="003197a5" officeooo:paragraph-rsid="0129e5cb" style:font-size-asian="10.5pt"/>
    </style:style>
    <style:style style:name="P26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 text:number-lines="false" text:line-number="0"/>
      <style:text-properties fo:font-weight="bold" officeooo:paragraph-rsid="0129e5cb" style:font-weight-asian="bold" style:font-weight-complex="bold"/>
    </style:style>
    <style:style style:name="P27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 text:number-lines="false" text:line-number="0"/>
      <style:text-properties fo:font-weight="normal" officeooo:rsid="01224421" officeooo:paragraph-rsid="0124048a" style:font-weight-asian="normal" style:font-weight-complex="normal"/>
    </style:style>
    <style:style style:name="P28" style:family="paragraph" style:parent-style-name="Table_20_Contents">
      <loext:graphic-properties draw:fill="none"/>
      <style:paragraph-properties fo:margin-top="0cm" fo:margin-bottom="0cm" loext:contextual-spacing="false" fo:text-align="start" style:justify-single-word="false" fo:background-color="transparent" text:number-lines="false" text:line-number="0"/>
      <style:text-properties officeooo:paragraph-rsid="00db2a27"/>
    </style:style>
    <style:style style:name="P29" style:family="paragraph" style:parent-style-name="Table_20_Contents" style:list-style-name="L7">
      <loext:graphic-properties draw:fill="none"/>
      <style:paragraph-properties fo:margin-top="0cm" fo:margin-bottom="0cm" loext:contextual-spacing="false" fo:text-align="start" style:justify-single-word="false" fo:background-color="transparent" text:number-lines="false" text:line-number="0"/>
      <style:text-properties fo:font-size="10pt" officeooo:rsid="00452fa2" officeooo:paragraph-rsid="0129e5cb" style:font-size-asian="10.5pt"/>
    </style:style>
    <style:style style:name="P30" style:family="paragraph" style:parent-style-name="Table_20_Contents">
      <style:paragraph-properties fo:margin-top="0cm" fo:margin-bottom="0cm" loext:contextual-spacing="false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98f9" officeooo:paragraph-rsid="002d98f9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98f9" officeooo:paragraph-rsid="00f2cf08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98f9" officeooo:paragraph-rsid="00ab71c2" fo:background-color="transparent" style:font-size-asian="10.5pt" style:text-rotation-angle="90" style:text-rotation-scale="line-height" loext:shadow="none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98f9" officeooo:paragraph-rsid="00f2cf08" fo:background-color="transparent" style:font-size-asian="10.5pt" style:text-rotation-angle="90" style:text-rotation-scale="line-height" loext:shadow="none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98f9" officeooo:paragraph-rsid="002d98f9" style:text-rotation-angle="90" style:text-rotation-scale="line-height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98f9" officeooo:paragraph-rsid="00f2cf08" style:text-rotation-angle="90" style:text-rotation-scale="line-height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f14fb2" officeooo:paragraph-rsid="00f14fb2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f14fb2" officeooo:paragraph-rsid="00f2cf08"/>
    </style:style>
    <style:style style:name="P39" style:family="paragraph" style:parent-style-name="Table_20_Contents">
      <style:paragraph-properties fo:margin-top="0cm" fo:margin-bottom="0cm" loext:contextual-spacing="false"/>
      <style:text-properties officeooo:paragraph-rsid="00f2cf08"/>
    </style:style>
    <style:style style:name="P40" style:family="paragraph" style:parent-style-name="Table_20_Contents">
      <style:paragraph-properties fo:margin-top="0cm" fo:margin-bottom="0cm" loext:contextual-spacing="false"/>
      <style:text-properties fo:font-size="10pt" officeooo:paragraph-rsid="0129e5cb"/>
    </style:style>
    <style:style style:name="P4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officeooo:rsid="002d98f9" officeooo:paragraph-rsid="0129e5cb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officeooo:rsid="00f14fb2" officeooo:paragraph-rsid="0129e5cb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officeooo:rsid="002d98f9" officeooo:paragraph-rsid="0129e5cb" fo:background-color="transparent" style:font-size-asian="10.5pt" style:text-rotation-angle="90" style:text-rotation-scale="line-height" loext:shadow="none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officeooo:rsid="002d98f9" officeooo:paragraph-rsid="0129e5cb" style:font-size-asian="10.5pt" style:text-rotation-angle="90" style:text-rotation-scale="line-height"/>
    </style:style>
    <style:style style:name="P45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0pt" officeooo:rsid="002d98f9" officeooo:paragraph-rsid="0129e5cb" style:font-size-asian="10.5pt"/>
    </style:style>
    <style:style style:name="P46" style:family="paragraph" style:parent-style-name="Table_20_Contents">
      <style:paragraph-properties fo:margin-top="0cm" fo:margin-bottom="0cm" loext:contextual-spacing="false"/>
      <style:text-properties fo:font-size="8pt" officeooo:paragraph-rsid="0129e5cb"/>
    </style:style>
    <style:style style:name="P47" style:family="paragraph" style:parent-style-name="Standard">
      <style:text-properties officeooo:rsid="002532db" officeooo:paragraph-rsid="0129e5cb"/>
    </style:style>
    <style:style style:name="P48" style:family="paragraph" style:parent-style-name="Heading_20_2" style:master-page-name="">
      <style:paragraph-properties style:page-number="auto"/>
      <style:text-properties officeooo:paragraph-rsid="002f24ec"/>
    </style:style>
    <style:style style:name="P49" style:family="paragraph" style:parent-style-name="Heading_20_2" style:master-page-name="">
      <style:paragraph-properties style:page-number="auto"/>
      <style:text-properties officeooo:paragraph-rsid="00346b7a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Text_20_body" style:list-style-name="L2">
      <style:text-properties officeooo:paragraph-rsid="00292c45"/>
    </style:style>
    <style:style style:name="P52" style:family="paragraph" style:parent-style-name="Text_20_body" style:list-style-name="L3">
      <style:text-properties officeooo:paragraph-rsid="012934cf"/>
    </style:style>
    <style:style style:name="P53" style:family="paragraph" style:parent-style-name="Text_20_body" style:list-style-name="L2">
      <style:text-properties officeooo:rsid="002532db" officeooo:paragraph-rsid="00292c45"/>
    </style:style>
    <style:style style:name="P54" style:family="paragraph" style:parent-style-name="Text_20_body">
      <style:text-properties officeooo:rsid="00292c45" officeooo:paragraph-rsid="00292c45"/>
    </style:style>
    <style:style style:name="P55" style:family="paragraph" style:parent-style-name="Text_20_body" style:list-style-name="L2">
      <style:text-properties officeooo:rsid="00292c45" officeooo:paragraph-rsid="00292c45"/>
    </style:style>
    <style:style style:name="P56" style:family="paragraph" style:parent-style-name="Text_20_body" style:list-style-name="L4">
      <style:text-properties officeooo:rsid="00292c45" officeooo:paragraph-rsid="00292c45"/>
    </style:style>
    <style:style style:name="P57" style:family="paragraph" style:parent-style-name="Text_20_body">
      <style:text-properties officeooo:rsid="00292c45" officeooo:paragraph-rsid="012d26f8"/>
    </style:style>
    <style:style style:name="P58" style:family="paragraph" style:parent-style-name="Text_20_body">
      <style:text-properties officeooo:rsid="002ab53b" officeooo:paragraph-rsid="002ab53b"/>
    </style:style>
    <style:style style:name="P59" style:family="paragraph" style:parent-style-name="Text_20_body" style:list-style-name="L4">
      <style:text-properties officeooo:rsid="002c68d6" officeooo:paragraph-rsid="002c68d6"/>
    </style:style>
    <style:style style:name="P60" style:family="paragraph" style:parent-style-name="Text_20_body">
      <style:text-properties fo:font-weight="normal" officeooo:rsid="002d98f9" officeooo:paragraph-rsid="002d98f9" style:font-weight-asian="normal" style:font-weight-complex="normal"/>
    </style:style>
    <style:style style:name="P61" style:family="paragraph" style:parent-style-name="Text_20_body" style:list-style-name="L3">
      <style:text-properties officeooo:rsid="0049bb78" officeooo:paragraph-rsid="0072c8ab"/>
    </style:style>
    <style:style style:name="P62" style:family="paragraph" style:parent-style-name="Text_20_body" style:list-style-name="L3">
      <style:text-properties officeooo:rsid="0049bb78" officeooo:paragraph-rsid="007724db"/>
    </style:style>
    <style:style style:name="P63" style:family="paragraph" style:parent-style-name="Text_20_body" style:list-style-name="L3">
      <style:text-properties officeooo:rsid="004c4e16" officeooo:paragraph-rsid="005a3de3"/>
    </style:style>
    <style:style style:name="P64" style:family="paragraph" style:parent-style-name="Text_20_body" style:list-style-name="L3">
      <style:text-properties officeooo:rsid="006b79d4" officeooo:paragraph-rsid="006b79d4"/>
    </style:style>
    <style:style style:name="P65" style:family="paragraph" style:parent-style-name="Text_20_body" style:list-style-name="L3">
      <style:text-properties officeooo:rsid="006b79d4" officeooo:paragraph-rsid="0129e5cb"/>
    </style:style>
    <style:style style:name="P66" style:family="paragraph" style:parent-style-name="Text_20_body">
      <style:text-properties officeooo:rsid="0082ddfe" officeooo:paragraph-rsid="009b34ce"/>
    </style:style>
    <style:style style:name="P67" style:family="paragraph" style:parent-style-name="Text_20_body">
      <style:text-properties officeooo:paragraph-rsid="0082ddfe"/>
    </style:style>
    <style:style style:name="P68" style:family="paragraph" style:parent-style-name="Text_20_body">
      <style:text-properties officeooo:rsid="008e545d" officeooo:paragraph-rsid="008e545d"/>
    </style:style>
    <style:style style:name="P69" style:family="paragraph" style:parent-style-name="Text_20_body" style:list-style-name="L8">
      <style:text-properties officeooo:rsid="00918ac5" officeooo:paragraph-rsid="00918ac5"/>
    </style:style>
    <style:style style:name="P70" style:family="paragraph" style:parent-style-name="Text_20_body">
      <style:text-properties officeooo:rsid="0098c6da" officeooo:paragraph-rsid="00a3af59"/>
    </style:style>
    <style:style style:name="P71" style:family="paragraph" style:parent-style-name="Text_20_body">
      <style:text-properties officeooo:rsid="0098c6da" officeooo:paragraph-rsid="00d51a1c"/>
    </style:style>
    <style:style style:name="P72" style:family="paragraph" style:parent-style-name="Text_20_body">
      <style:text-properties officeooo:rsid="0098c6da" officeooo:paragraph-rsid="00fa3250"/>
    </style:style>
    <style:style style:name="P73" style:family="paragraph" style:parent-style-name="Text_20_body">
      <style:text-properties officeooo:paragraph-rsid="00c10895"/>
    </style:style>
    <style:style style:name="P74" style:family="paragraph" style:parent-style-name="Text_20_body">
      <style:text-properties officeooo:paragraph-rsid="00f3d6c9"/>
    </style:style>
    <style:style style:name="P75" style:family="paragraph" style:parent-style-name="Text_20_body" style:list-style-name="L10">
      <style:text-properties style:use-window-font-color="true" fo:font-weight="normal" officeooo:rsid="00c9016a" officeooo:paragraph-rsid="010c7334" style:font-weight-asian="normal" style:font-weight-complex="normal"/>
    </style:style>
    <style:style style:name="P76" style:family="paragraph" style:parent-style-name="Text_20_body" style:list-style-name="L10">
      <style:text-properties style:use-window-font-color="true" fo:font-weight="normal" officeooo:rsid="00c9016a" officeooo:paragraph-rsid="011b62d5" style:font-weight-asian="normal" style:font-weight-complex="normal"/>
    </style:style>
    <style:style style:name="P77" style:family="paragraph" style:parent-style-name="Text_20_body" style:list-style-name="L10">
      <style:text-properties style:use-window-font-color="true" fo:font-weight="bold" officeooo:rsid="00c9016a" officeooo:paragraph-rsid="00e26ca2" style:font-weight-asian="bold" style:font-weight-complex="bold"/>
    </style:style>
    <style:style style:name="P78" style:family="paragraph" style:parent-style-name="Text_20_body">
      <style:text-properties officeooo:rsid="01273122" officeooo:paragraph-rsid="01273122"/>
    </style:style>
    <style:style style:name="P79" style:family="paragraph" style:parent-style-name="Text_20_body">
      <style:paragraph-properties fo:text-align="center" style:justify-single-word="false"/>
      <style:text-properties fo:font-size="10pt" fo:font-weight="normal" officeooo:paragraph-rsid="0129e5cb" style:font-size-asian="10.5pt" style:font-weight-asian="normal" style:font-weight-complex="normal"/>
    </style:style>
    <style:style style:name="P80" style:family="paragraph" style:parent-style-name="Text_20_body">
      <style:text-properties officeooo:paragraph-rsid="002ab53b"/>
    </style:style>
    <style:style style:name="P81" style:family="paragraph" style:parent-style-name="Text_20_body" style:list-style-name="L10" style:master-page-name="">
      <style:paragraph-properties style:page-number="auto" fo:break-before="auto" fo:break-after="auto"/>
      <style:text-properties style:use-window-font-color="true" fo:font-weight="bold" officeooo:paragraph-rsid="011f4d5e" style:font-weight-asian="bold" style:font-weight-complex="bold"/>
    </style:style>
    <style:style style:name="P82" style:family="paragraph" style:parent-style-name="Text_20_body" style:master-page-name="">
      <style:paragraph-properties style:page-number="auto" fo:break-before="auto" fo:break-after="auto"/>
      <style:text-properties officeooo:paragraph-rsid="00d06020"/>
    </style:style>
    <style:style style:name="P83" style:family="paragraph" style:parent-style-name="Heading_20_1">
      <style:text-properties officeooo:paragraph-rsid="002535b3"/>
    </style:style>
    <style:style style:name="P84" style:family="paragraph" style:parent-style-name="Heading_20_1">
      <style:text-properties officeooo:rsid="0082ddfe" officeooo:paragraph-rsid="0082ddfe"/>
    </style:style>
    <style:style style:name="P85" style:family="paragraph" style:parent-style-name="Heading_20_1">
      <style:text-properties officeooo:rsid="00f2cf08" officeooo:paragraph-rsid="00f2cf08"/>
    </style:style>
    <style:style style:name="P8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F" fo:font-size="12pt" fo:hyphenate="false"/>
    </style:style>
    <style:style style:name="P87" style:family="paragraph">
      <style:text-properties style:font-name="F" fo:font-size="12pt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9c736" style:font-weight-asian="bold" style:font-weight-complex="bold"/>
    </style:style>
    <style:style style:name="T3" style:family="text">
      <style:text-properties fo:font-weight="bold" officeooo:rsid="00d4b7b5" style:font-weight-asian="bold" style:font-weight-complex="bold"/>
    </style:style>
    <style:style style:name="T4" style:family="text">
      <style:text-properties fo:font-weight="bold" officeooo:rsid="00d8c8c3" style:font-weight-asian="bold" style:font-weight-complex="bold"/>
    </style:style>
    <style:style style:name="T5" style:family="text">
      <style:text-properties fo:font-weight="bold" officeooo:rsid="00db2a27" style:font-weight-asian="bold" style:font-weight-complex="bold"/>
    </style:style>
    <style:style style:name="T6" style:family="text">
      <style:text-properties fo:font-weight="bold" officeooo:rsid="00ef63e2" style:font-weight-asian="bold" style:font-weight-complex="bold"/>
    </style:style>
    <style:style style:name="T7" style:family="text">
      <style:text-properties fo:font-weight="bold" officeooo:rsid="01262015" style:font-weight-asian="bold" style:font-weight-complex="bold"/>
    </style:style>
    <style:style style:name="T8" style:family="text">
      <style:text-properties fo:font-weight="bold" officeooo:rsid="012d26f8" style:font-weight-asian="bold" style:font-weight-complex="bold"/>
    </style:style>
    <style:style style:name="T9" style:family="text">
      <style:text-properties fo:color="#204a87" style:font-weight-asian="bold" style:font-weight-complex="bold"/>
    </style:style>
    <style:style style:name="T10" style:family="text">
      <style:text-properties fo:color="#204a87" officeooo:rsid="004a6cca" style:font-weight-asian="bold" style:font-weight-complex="bold"/>
    </style:style>
    <style:style style:name="T11" style:family="text">
      <style:text-properties fo:color="#204a87" officeooo:rsid="004c4e16" style:font-weight-asian="bold" style:font-weight-complex="bold"/>
    </style:style>
    <style:style style:name="T12" style:family="text">
      <style:text-properties fo:color="#204a87" style:font-weight-asian="normal" style:font-weight-complex="normal"/>
    </style:style>
    <style:style style:name="T13" style:family="text">
      <style:text-properties fo:color="#204a87" officeooo:rsid="005376ce" style:font-weight-asian="normal" style:font-weight-complex="normal"/>
    </style:style>
    <style:style style:name="T14" style:family="text">
      <style:text-properties fo:color="#204a87" officeooo:rsid="004a6cca" style:font-weight-asian="normal" style:font-weight-complex="normal"/>
    </style:style>
    <style:style style:name="T15" style:family="text">
      <style:text-properties fo:color="#204a87" officeooo:rsid="004c4e16" style:font-weight-asian="normal" style:font-weight-complex="normal"/>
    </style:style>
    <style:style style:name="T16" style:family="text">
      <style:text-properties fo:color="#204a87" officeooo:rsid="00543318" style:font-weight-asian="normal" style:font-weight-complex="normal"/>
    </style:style>
    <style:style style:name="T17" style:family="text">
      <style:text-properties fo:color="#204a87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532db" style:font-weight-asian="normal" style:font-weight-complex="normal"/>
    </style:style>
    <style:style style:name="T20" style:family="text">
      <style:text-properties fo:font-weight="normal" officeooo:rsid="0026f8ec" style:font-weight-asian="normal" style:font-weight-complex="normal"/>
    </style:style>
    <style:style style:name="T21" style:family="text">
      <style:text-properties fo:font-weight="normal" officeooo:rsid="0038fcdd" style:font-weight-asian="normal" style:font-weight-complex="normal"/>
    </style:style>
    <style:style style:name="T22" style:family="text">
      <style:text-properties fo:font-weight="normal" officeooo:rsid="00414409" style:font-weight-asian="normal" style:font-weight-complex="normal"/>
    </style:style>
    <style:style style:name="T23" style:family="text">
      <style:text-properties fo:font-weight="normal" officeooo:rsid="0044b189" style:font-weight-asian="normal" style:font-weight-complex="normal"/>
    </style:style>
    <style:style style:name="T24" style:family="text">
      <style:text-properties fo:font-weight="normal" officeooo:rsid="004a6cca" style:font-weight-asian="normal" style:font-weight-complex="normal"/>
    </style:style>
    <style:style style:name="T25" style:family="text">
      <style:text-properties fo:font-weight="normal" officeooo:rsid="004c4e16" style:font-weight-asian="normal" style:font-weight-complex="normal"/>
    </style:style>
    <style:style style:name="T26" style:family="text">
      <style:text-properties fo:font-weight="normal" officeooo:rsid="004dc769" style:font-weight-asian="normal" style:font-weight-complex="normal"/>
    </style:style>
    <style:style style:name="T27" style:family="text">
      <style:text-properties fo:font-weight="normal" officeooo:rsid="0050665d" style:font-weight-asian="normal" style:font-weight-complex="normal"/>
    </style:style>
    <style:style style:name="T28" style:family="text">
      <style:text-properties fo:font-weight="normal" officeooo:rsid="005231f2" style:font-weight-asian="normal" style:font-weight-complex="normal"/>
    </style:style>
    <style:style style:name="T29" style:family="text">
      <style:text-properties fo:font-weight="normal" officeooo:rsid="005376ce" style:font-weight-asian="normal" style:font-weight-complex="normal"/>
    </style:style>
    <style:style style:name="T30" style:family="text">
      <style:text-properties fo:font-weight="normal" officeooo:rsid="00543318" style:font-weight-asian="normal" style:font-weight-complex="normal"/>
    </style:style>
    <style:style style:name="T31" style:family="text">
      <style:text-properties fo:font-weight="normal" officeooo:rsid="0049bb78" style:font-weight-asian="normal" style:font-weight-complex="normal"/>
    </style:style>
    <style:style style:name="T32" style:family="text">
      <style:text-properties fo:font-weight="normal" officeooo:rsid="00578519" style:font-weight-asian="normal" style:font-weight-complex="normal"/>
    </style:style>
    <style:style style:name="T33" style:family="text">
      <style:text-properties fo:font-weight="normal" officeooo:rsid="005a3de3" style:font-weight-asian="normal" style:font-weight-complex="normal"/>
    </style:style>
    <style:style style:name="T34" style:family="text">
      <style:text-properties fo:font-weight="normal" officeooo:rsid="006d5394" style:font-weight-asian="normal" style:font-weight-complex="normal"/>
    </style:style>
    <style:style style:name="T35" style:family="text">
      <style:text-properties fo:font-weight="normal" officeooo:rsid="006eb5b4" style:font-weight-asian="normal" style:font-weight-complex="normal"/>
    </style:style>
    <style:style style:name="T36" style:family="text">
      <style:text-properties fo:font-weight="normal" officeooo:rsid="0072c8ab" style:font-weight-asian="normal" style:font-weight-complex="normal"/>
    </style:style>
    <style:style style:name="T37" style:family="text">
      <style:text-properties fo:font-weight="normal" officeooo:rsid="0075d003" style:font-weight-asian="normal" style:font-weight-complex="normal"/>
    </style:style>
    <style:style style:name="T38" style:family="text">
      <style:text-properties fo:font-weight="normal" officeooo:rsid="00ef63e2" style:font-weight-asian="normal" style:font-weight-complex="normal"/>
    </style:style>
    <style:style style:name="T39" style:family="text">
      <style:text-properties fo:font-weight="normal" officeooo:rsid="00373164" style:font-weight-asian="normal" style:font-weight-complex="normal"/>
    </style:style>
    <style:style style:name="T40" style:family="text">
      <style:text-properties fo:font-weight="normal" officeooo:rsid="012934cf" style:font-weight-asian="normal" style:font-weight-complex="normal"/>
    </style:style>
    <style:style style:name="T41" style:family="text">
      <style:text-properties fo:font-weight="normal" officeooo:rsid="0129e5cb" style:font-weight-asian="normal" style:font-weight-complex="normal"/>
    </style:style>
    <style:style style:name="T42" style:family="text">
      <style:text-properties fo:font-weight="normal" officeooo:rsid="00d8c8c3" style:font-weight-asian="normal" style:font-weight-complex="normal"/>
    </style:style>
    <style:style style:name="T43" style:family="text">
      <style:text-properties officeooo:rsid="002535b3"/>
    </style:style>
    <style:style style:name="T44" style:family="text">
      <style:text-properties fo:font-style="italic" officeooo:rsid="00d4b7b5" style:font-style-asian="italic" style:font-style-complex="italic"/>
    </style:style>
    <style:style style:name="T45" style:family="text">
      <style:text-properties fo:font-style="italic" officeooo:rsid="00f3d6c9" style:font-style-asian="italic" style:font-style-complex="italic"/>
    </style:style>
    <style:style style:name="T46" style:family="text">
      <style:text-properties fo:font-style="italic" officeooo:rsid="00f2cf08" style:font-style-asian="italic" style:font-style-complex="italic"/>
    </style:style>
    <style:style style:name="T47" style:family="text">
      <style:text-properties fo:font-style="italic" officeooo:rsid="00fa3250" style:font-style-asian="italic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8329e5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f2adee" style:font-style-asian="italic" style:font-weight-asian="bold" style:font-style-complex="italic" style:font-weight-complex="bold"/>
    </style:style>
    <style:style style:name="T51" style:family="text">
      <style:text-properties fo:font-style="italic" fo:font-weight="normal" officeooo:rsid="008329e5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8a0941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b0110a" style:font-style-asian="italic" style:font-weight-asian="normal" style:font-style-complex="italic" style:font-weight-complex="normal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85ed6a" style:font-style-asian="normal" style:font-style-complex="normal"/>
    </style:style>
    <style:style style:name="T56" style:family="text">
      <style:text-properties fo:font-style="normal" officeooo:rsid="008b9b61" style:font-style-asian="normal" style:font-style-complex="normal"/>
    </style:style>
    <style:style style:name="T57" style:family="text">
      <style:text-properties fo:font-style="normal" officeooo:rsid="009468f3" style:font-style-asian="normal" style:font-style-complex="normal"/>
    </style:style>
    <style:style style:name="T58" style:family="text">
      <style:text-properties fo:font-style="normal" officeooo:rsid="00977564" style:font-style-asian="normal" style:font-style-complex="normal"/>
    </style:style>
    <style:style style:name="T59" style:family="text">
      <style:text-properties fo:font-style="normal" officeooo:rsid="00989735" style:font-style-asian="normal" style:font-style-complex="normal"/>
    </style:style>
    <style:style style:name="T60" style:family="text">
      <style:text-properties fo:font-style="normal" officeooo:rsid="00996937" style:font-style-asian="normal" style:font-style-complex="normal"/>
    </style:style>
    <style:style style:name="T61" style:family="text">
      <style:text-properties fo:font-style="normal" officeooo:rsid="009b34ce" style:font-style-asian="normal" style:font-style-complex="normal"/>
    </style:style>
    <style:style style:name="T62" style:family="text">
      <style:text-properties fo:font-style="normal" officeooo:rsid="009bb848" style:font-style-asian="normal" style:font-style-complex="normal"/>
    </style:style>
    <style:style style:name="T63" style:family="text">
      <style:text-properties fo:font-style="normal" officeooo:rsid="009cc678" style:font-style-asian="normal" style:font-style-complex="normal"/>
    </style:style>
    <style:style style:name="T64" style:family="text">
      <style:text-properties fo:font-style="normal" officeooo:rsid="009e78d4" style:font-style-asian="normal" style:font-style-complex="normal"/>
    </style:style>
    <style:style style:name="T65" style:family="text">
      <style:text-properties fo:font-style="normal" officeooo:rsid="009fd887" style:font-style-asian="normal" style:font-style-complex="normal"/>
    </style:style>
    <style:style style:name="T66" style:family="text">
      <style:text-properties fo:font-style="normal" officeooo:rsid="00a0a93d" style:font-style-asian="normal" style:font-style-complex="normal"/>
    </style:style>
    <style:style style:name="T67" style:family="text">
      <style:text-properties fo:font-style="normal" officeooo:rsid="00a2f8d1" style:font-style-asian="normal" style:font-style-complex="normal"/>
    </style:style>
    <style:style style:name="T68" style:family="text">
      <style:text-properties fo:font-style="normal" officeooo:rsid="00a3af59" style:font-style-asian="normal" style:font-style-complex="normal"/>
    </style:style>
    <style:style style:name="T69" style:family="text">
      <style:text-properties fo:font-style="normal" officeooo:rsid="00a529d7" style:font-style-asian="normal" style:font-style-complex="normal"/>
    </style:style>
    <style:style style:name="T70" style:family="text">
      <style:text-properties fo:font-style="normal" officeooo:rsid="00a58f01" style:font-style-asian="normal" style:font-style-complex="normal"/>
    </style:style>
    <style:style style:name="T71" style:family="text">
      <style:text-properties fo:font-style="normal" officeooo:rsid="00a9dac2" style:font-style-asian="normal" style:font-style-complex="normal"/>
    </style:style>
    <style:style style:name="T72" style:family="text">
      <style:text-properties fo:font-style="normal" officeooo:rsid="00b0110a" style:font-style-asian="normal" style:font-style-complex="normal"/>
    </style:style>
    <style:style style:name="T73" style:family="text">
      <style:text-properties fo:font-style="normal" officeooo:rsid="00b0bb1d" style:font-style-asian="normal" style:font-style-complex="normal"/>
    </style:style>
    <style:style style:name="T74" style:family="text">
      <style:text-properties fo:font-style="normal" officeooo:rsid="00b1bf5c" style:font-style-asian="normal" style:font-style-complex="normal"/>
    </style:style>
    <style:style style:name="T75" style:family="text">
      <style:text-properties fo:font-style="normal" officeooo:rsid="00b24010" style:font-style-asian="normal" style:font-style-complex="normal"/>
    </style:style>
    <style:style style:name="T76" style:family="text">
      <style:text-properties fo:font-style="normal" officeooo:rsid="00b4170c" style:font-style-asian="normal" style:font-style-complex="normal"/>
    </style:style>
    <style:style style:name="T77" style:family="text">
      <style:text-properties fo:font-style="normal" officeooo:rsid="00b42640" style:font-style-asian="normal" style:font-style-complex="normal"/>
    </style:style>
    <style:style style:name="T78" style:family="text">
      <style:text-properties fo:font-style="normal" officeooo:rsid="00b7d13c" style:font-style-asian="normal" style:font-style-complex="normal"/>
    </style:style>
    <style:style style:name="T79" style:family="text">
      <style:text-properties fo:font-style="normal" officeooo:rsid="00b91238" style:font-style-asian="normal" style:font-style-complex="normal"/>
    </style:style>
    <style:style style:name="T80" style:family="text">
      <style:text-properties fo:font-style="normal" officeooo:rsid="00b957fa" style:font-style-asian="normal" style:font-style-complex="normal"/>
    </style:style>
    <style:style style:name="T81" style:family="text">
      <style:text-properties fo:font-style="normal" officeooo:rsid="00b9f7fc" style:font-style-asian="normal" style:font-style-complex="normal"/>
    </style:style>
    <style:style style:name="T82" style:family="text">
      <style:text-properties fo:font-style="normal" officeooo:rsid="00be0632" style:font-style-asian="normal" style:font-style-complex="normal"/>
    </style:style>
    <style:style style:name="T83" style:family="text">
      <style:text-properties fo:font-style="normal" officeooo:rsid="00c054da" style:font-style-asian="normal" style:font-style-complex="normal"/>
    </style:style>
    <style:style style:name="T84" style:family="text">
      <style:text-properties fo:font-style="normal" officeooo:rsid="00c10895" style:font-style-asian="normal" style:font-style-complex="normal"/>
    </style:style>
    <style:style style:name="T85" style:family="text">
      <style:text-properties fo:font-style="normal" officeooo:rsid="00c15440" style:font-style-asian="normal" style:font-style-complex="normal"/>
    </style:style>
    <style:style style:name="T86" style:family="text">
      <style:text-properties fo:font-style="normal" officeooo:rsid="00c21cf3" style:font-style-asian="normal" style:font-style-complex="normal"/>
    </style:style>
    <style:style style:name="T87" style:family="text">
      <style:text-properties fo:font-style="normal" officeooo:rsid="00c2bf8b" style:font-style-asian="normal" style:font-style-complex="normal"/>
    </style:style>
    <style:style style:name="T88" style:family="text">
      <style:text-properties fo:font-style="normal" officeooo:rsid="00c32d98" style:font-style-asian="normal" style:font-style-complex="normal"/>
    </style:style>
    <style:style style:name="T89" style:family="text">
      <style:text-properties fo:font-style="normal" officeooo:rsid="00c33bae" style:font-style-asian="normal" style:font-style-complex="normal"/>
    </style:style>
    <style:style style:name="T90" style:family="text">
      <style:text-properties fo:font-style="normal" officeooo:rsid="00c3750c" style:font-style-asian="normal" style:font-style-complex="normal"/>
    </style:style>
    <style:style style:name="T91" style:family="text">
      <style:text-properties fo:font-style="normal" officeooo:rsid="00c3fdc8" style:font-style-asian="normal" style:font-style-complex="normal"/>
    </style:style>
    <style:style style:name="T92" style:family="text">
      <style:text-properties fo:font-style="normal" officeooo:rsid="00c60393" style:font-style-asian="normal" style:font-style-complex="normal"/>
    </style:style>
    <style:style style:name="T93" style:family="text">
      <style:text-properties fo:font-style="normal" officeooo:rsid="00c6ab8b" style:font-style-asian="normal" style:font-style-complex="normal"/>
    </style:style>
    <style:style style:name="T94" style:family="text">
      <style:text-properties fo:font-style="normal" officeooo:rsid="00c77b2e" style:font-style-asian="normal" style:font-style-complex="normal"/>
    </style:style>
    <style:style style:name="T95" style:family="text">
      <style:text-properties fo:font-style="normal" officeooo:rsid="00ce63ff" style:font-style-asian="normal" style:font-style-complex="normal"/>
    </style:style>
    <style:style style:name="T96" style:family="text">
      <style:text-properties fo:font-style="normal" officeooo:rsid="00d06020" style:font-style-asian="normal" style:font-style-complex="normal"/>
    </style:style>
    <style:style style:name="T97" style:family="text">
      <style:text-properties fo:font-style="normal" officeooo:rsid="00d4b7b5" style:font-style-asian="normal" style:font-style-complex="normal"/>
    </style:style>
    <style:style style:name="T98" style:family="text">
      <style:text-properties fo:font-style="normal" officeooo:rsid="00d4f964" style:font-style-asian="normal" style:font-style-complex="normal"/>
    </style:style>
    <style:style style:name="T99" style:family="text">
      <style:text-properties fo:font-style="normal" officeooo:rsid="00d93395" style:font-style-asian="normal" style:font-style-complex="normal"/>
    </style:style>
    <style:style style:name="T100" style:family="text">
      <style:text-properties fo:font-style="normal" officeooo:rsid="00dd0e26" style:font-style-asian="normal" style:font-style-complex="normal"/>
    </style:style>
    <style:style style:name="T101" style:family="text">
      <style:text-properties fo:font-style="normal" officeooo:rsid="00e11d0a" style:font-style-asian="normal" style:font-style-complex="normal"/>
    </style:style>
    <style:style style:name="T102" style:family="text">
      <style:text-properties fo:font-style="normal" officeooo:rsid="00e26ca2" style:font-style-asian="normal" style:font-style-complex="normal"/>
    </style:style>
    <style:style style:name="T103" style:family="text">
      <style:text-properties fo:font-style="normal" officeooo:rsid="00f2adee" style:font-style-asian="normal" style:font-style-complex="normal"/>
    </style:style>
    <style:style style:name="T104" style:family="text">
      <style:text-properties fo:font-style="normal" officeooo:rsid="00f2cf08" style:font-style-asian="normal" style:font-style-complex="normal"/>
    </style:style>
    <style:style style:name="T105" style:family="text">
      <style:text-properties fo:font-style="normal" officeooo:rsid="00f3d6c9" style:font-style-asian="normal" style:font-style-complex="normal"/>
    </style:style>
    <style:style style:name="T106" style:family="text">
      <style:text-properties fo:font-style="normal" officeooo:rsid="00f488b1" style:font-style-asian="normal" style:font-style-complex="normal"/>
    </style:style>
    <style:style style:name="T107" style:family="text">
      <style:text-properties fo:font-style="normal" officeooo:rsid="00f56c58" style:font-style-asian="normal" style:font-style-complex="normal"/>
    </style:style>
    <style:style style:name="T108" style:family="text">
      <style:text-properties fo:font-style="normal" officeooo:rsid="00f70a90" style:font-style-asian="normal" style:font-style-complex="normal"/>
    </style:style>
    <style:style style:name="T109" style:family="text">
      <style:text-properties fo:font-style="normal" officeooo:rsid="00fa3250" style:font-style-asian="normal" style:font-style-complex="normal"/>
    </style:style>
    <style:style style:name="T110" style:family="text">
      <style:text-properties fo:font-style="normal" officeooo:rsid="00eacd6c" style:font-style-asian="normal" style:font-style-complex="normal"/>
    </style:style>
    <style:style style:name="T111" style:family="text">
      <style:text-properties fo:font-style="normal" officeooo:rsid="00f8f2a6" style:font-style-asian="normal" style:font-style-complex="normal"/>
    </style:style>
    <style:style style:name="T112" style:family="text">
      <style:text-properties fo:font-style="normal" officeooo:rsid="00fdc18a" style:font-style-asian="normal" style:font-style-complex="normal"/>
    </style:style>
    <style:style style:name="T113" style:family="text">
      <style:text-properties fo:font-style="normal" officeooo:rsid="00e8e152" style:font-style-asian="normal" style:font-style-complex="normal"/>
    </style:style>
    <style:style style:name="T114" style:family="text">
      <style:text-properties fo:font-style="normal" officeooo:rsid="01014f3e" style:font-style-asian="normal" style:font-style-complex="normal"/>
    </style:style>
    <style:style style:name="T115" style:family="text">
      <style:text-properties fo:font-style="normal" officeooo:rsid="010556ec" style:font-style-asian="normal" style:font-style-complex="normal"/>
    </style:style>
    <style:style style:name="T116" style:family="text">
      <style:text-properties fo:font-style="normal" officeooo:rsid="0106c3eb" style:font-style-asian="normal" style:font-style-complex="normal"/>
    </style:style>
    <style:style style:name="T117" style:family="text">
      <style:text-properties fo:font-style="normal" officeooo:rsid="0107bec1" style:font-style-asian="normal" style:font-style-complex="normal"/>
    </style:style>
    <style:style style:name="T118" style:family="text">
      <style:text-properties fo:font-style="normal" officeooo:rsid="01089d44" style:font-style-asian="normal" style:font-style-complex="normal"/>
    </style:style>
    <style:style style:name="T119" style:family="text">
      <style:text-properties fo:font-style="normal" officeooo:rsid="010a635c" style:font-style-asian="normal" style:font-style-complex="normal"/>
    </style:style>
    <style:style style:name="T120" style:family="text">
      <style:text-properties fo:font-style="normal" officeooo:rsid="010ae62b" style:font-style-asian="normal" style:font-style-complex="normal"/>
    </style:style>
    <style:style style:name="T121" style:family="text">
      <style:text-properties fo:font-style="normal" officeooo:rsid="010c7334" style:font-style-asian="normal" style:font-style-complex="normal"/>
    </style:style>
    <style:style style:name="T122" style:family="text">
      <style:text-properties fo:font-style="normal" officeooo:rsid="010d341a" style:font-style-asian="normal" style:font-style-complex="normal"/>
    </style:style>
    <style:style style:name="T123" style:family="text">
      <style:text-properties fo:font-style="normal" officeooo:rsid="010f2045" style:font-style-asian="normal" style:font-style-complex="normal"/>
    </style:style>
    <style:style style:name="T124" style:family="text">
      <style:text-properties fo:font-style="normal" officeooo:rsid="010f7788" style:font-style-asian="normal" style:font-style-complex="normal"/>
    </style:style>
    <style:style style:name="T125" style:family="text">
      <style:text-properties fo:font-style="normal" officeooo:rsid="010ffd3f" style:font-style-asian="normal" style:font-style-complex="normal"/>
    </style:style>
    <style:style style:name="T126" style:family="text">
      <style:text-properties fo:font-style="normal" officeooo:rsid="01113edb" style:font-style-asian="normal" style:font-style-complex="normal"/>
    </style:style>
    <style:style style:name="T127" style:family="text">
      <style:text-properties fo:font-style="normal" officeooo:rsid="0113677a" style:font-style-asian="normal" style:font-style-complex="normal"/>
    </style:style>
    <style:style style:name="T128" style:family="text">
      <style:text-properties fo:font-style="normal" officeooo:rsid="01147814" style:font-style-asian="normal" style:font-style-complex="normal"/>
    </style:style>
    <style:style style:name="T129" style:family="text">
      <style:text-properties fo:font-style="normal" officeooo:rsid="0116717f" style:font-style-asian="normal" style:font-style-complex="normal"/>
    </style:style>
    <style:style style:name="T130" style:family="text">
      <style:text-properties fo:font-style="normal" officeooo:rsid="0117a096" style:font-style-asian="normal" style:font-style-complex="normal"/>
    </style:style>
    <style:style style:name="T131" style:family="text">
      <style:text-properties fo:font-style="normal" officeooo:rsid="01195795" style:font-style-asian="normal" style:font-style-complex="normal"/>
    </style:style>
    <style:style style:name="T132" style:family="text">
      <style:text-properties fo:font-style="normal" officeooo:rsid="011a4574" style:font-style-asian="normal" style:font-style-complex="normal"/>
    </style:style>
    <style:style style:name="T133" style:family="text">
      <style:text-properties fo:font-style="normal" officeooo:rsid="011bbf2b" style:font-style-asian="normal" style:font-style-complex="normal"/>
    </style:style>
    <style:style style:name="T134" style:family="text">
      <style:text-properties fo:font-style="normal" officeooo:rsid="011bc302" style:font-style-asian="normal" style:font-style-complex="normal"/>
    </style:style>
    <style:style style:name="T135" style:family="text">
      <style:text-properties fo:font-style="normal" officeooo:rsid="011c3b30" style:font-style-asian="normal" style:font-style-complex="normal"/>
    </style:style>
    <style:style style:name="T136" style:family="text">
      <style:text-properties fo:font-style="normal" officeooo:rsid="011c5293" style:font-style-asian="normal" style:font-style-complex="normal"/>
    </style:style>
    <style:style style:name="T137" style:family="text">
      <style:text-properties fo:font-style="normal" officeooo:rsid="011cc39b" style:font-style-asian="normal" style:font-style-complex="normal"/>
    </style:style>
    <style:style style:name="T138" style:family="text">
      <style:text-properties fo:font-style="normal" officeooo:rsid="011ce6d9" style:font-style-asian="normal" style:font-style-complex="normal"/>
    </style:style>
    <style:style style:name="T139" style:family="text">
      <style:text-properties fo:font-style="normal" officeooo:rsid="011e9326" style:font-style-asian="normal" style:font-style-complex="normal"/>
    </style:style>
    <style:style style:name="T140" style:family="text">
      <style:text-properties fo:font-style="normal" officeooo:rsid="011f4d5e" style:font-style-asian="normal" style:font-style-complex="normal"/>
    </style:style>
    <style:style style:name="T141" style:family="text">
      <style:text-properties fo:font-style="normal" officeooo:rsid="012bc544" style:font-style-asian="normal" style:font-style-complex="normal"/>
    </style:style>
    <style:style style:name="T142" style:family="text">
      <style:text-properties fo:font-style="normal" officeooo:rsid="012ef35b" style:font-style-asian="normal" style:font-style-complex="normal"/>
    </style:style>
    <style:style style:name="T143" style:family="text">
      <style:text-properties fo:font-style="normal" officeooo:rsid="012fbb09" style:font-style-asian="normal" style:font-style-complex="normal"/>
    </style:style>
    <style:style style:name="T144" style:family="text">
      <style:text-properties fo:font-style="normal" officeooo:rsid="0131d729" style:font-style-asian="normal" style:font-style-complex="normal"/>
    </style:style>
    <style:style style:name="T145" style:family="text">
      <style:text-properties fo:font-style="normal" officeooo:rsid="013264e5" style:font-style-asian="normal" style:font-style-complex="normal"/>
    </style:style>
    <style:style style:name="T146" style:family="text">
      <style:text-properties fo:font-style="normal" fo:font-weight="normal" officeooo:rsid="006b79d4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8329e5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8d14c2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b0110a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officeooo:rsid="00996937" style:font-style-asian="normal" style:font-style-complex="normal"/>
    </style:style>
    <style:style style:name="T151" style:family="text">
      <style:text-properties fo:font-style="normal" fo:font-weight="bold" officeooo:rsid="00e26ca2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e41989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0e8e152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0ed82aa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1014f3e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0ecbe18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10ffd3f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10fd343" style:font-style-asian="normal" style:font-weight-asian="bold" style:font-style-complex="normal" style:font-weight-complex="bold"/>
    </style:style>
    <style:style style:name="T159" style:family="text">
      <style:text-properties fo:font-style="normal" fo:font-weight="bold" officeooo:rsid="00f2adee" style:font-style-asian="normal" style:font-weight-asian="bold" style:font-style-complex="normal" style:font-weight-complex="bold"/>
    </style:style>
    <style:style style:name="T160" style:family="text">
      <style:text-properties fo:font-style="normal" fo:font-weight="bold" officeooo:rsid="0107bec1" style:font-style-asian="normal" style:font-weight-asian="bold" style:font-style-complex="normal" style:font-weight-complex="bold"/>
    </style:style>
    <style:style style:name="T161" style:family="text">
      <style:text-properties officeooo:rsid="002ab53b"/>
    </style:style>
    <style:style style:name="T162" style:family="text">
      <style:text-properties style:text-underline-style="none"/>
    </style:style>
    <style:style style:name="T163" style:family="text">
      <style:text-properties style:text-underline-style="none" officeooo:rsid="002c68d6"/>
    </style:style>
    <style:style style:name="T164" style:family="text">
      <style:text-properties style:text-underline-style="none" officeooo:rsid="00a68caa"/>
    </style:style>
    <style:style style:name="T165" style:family="text">
      <style:text-properties style:text-underline-style="none" officeooo:rsid="002535b3"/>
    </style:style>
    <style:style style:name="T166" style:family="text">
      <style:text-properties officeooo:rsid="002ee6ad"/>
    </style:style>
    <style:style style:name="T167" style:family="text">
      <style:text-properties officeooo:rsid="003197a5"/>
    </style:style>
    <style:style style:name="T168" style:family="text">
      <style:text-properties officeooo:rsid="00410d1d"/>
    </style:style>
    <style:style style:name="T169" style:family="text">
      <style:text-properties officeooo:rsid="005ca1ed"/>
    </style:style>
    <style:style style:name="T170" style:family="text">
      <style:text-properties officeooo:rsid="008e545d"/>
    </style:style>
    <style:style style:name="T171" style:family="text">
      <style:text-properties officeooo:rsid="00918ac5"/>
    </style:style>
    <style:style style:name="T172" style:family="text">
      <style:text-properties officeooo:rsid="00977564"/>
    </style:style>
    <style:style style:name="T173" style:family="text">
      <style:text-properties officeooo:rsid="00a448f5"/>
    </style:style>
    <style:style style:name="T174" style:family="text">
      <style:text-properties officeooo:rsid="00b14808"/>
    </style:style>
    <style:style style:name="T175" style:family="text">
      <style:text-properties officeooo:rsid="00c50810"/>
    </style:style>
    <style:style style:name="T176" style:family="text">
      <style:text-properties officeooo:rsid="00d4b7b5"/>
    </style:style>
    <style:style style:name="T177" style:family="text">
      <style:text-properties officeooo:rsid="00f3d6c9"/>
    </style:style>
    <style:style style:name="T178" style:family="text">
      <style:text-properties officeooo:rsid="00ff9e94"/>
    </style:style>
    <style:style style:name="T179" style:family="text">
      <style:text-properties officeooo:rsid="0124cfa6"/>
    </style:style>
    <style:style style:name="T180" style:family="text">
      <style:text-properties officeooo:rsid="006b79d4" style:font-weight-asian="bold" style:font-weight-complex="bold"/>
    </style:style>
    <style:style style:name="T181" style:family="text">
      <style:text-properties style:font-weight-asian="normal" style:font-weight-complex="normal"/>
    </style:style>
    <style:style style:name="T182" style:family="text">
      <style:text-properties officeooo:rsid="00ef63e2" style:font-weight-asian="normal" style:font-weight-complex="normal"/>
    </style:style>
    <style:style style:name="T183" style:family="text">
      <style:text-properties officeooo:rsid="004a6cca" style:font-weight-asian="normal" style:font-weight-complex="normal"/>
    </style:style>
    <style:style style:name="T184" style:family="text">
      <style:text-properties officeooo:rsid="0072c8ab" style:font-weight-asian="normal" style:font-weight-complex="normal"/>
    </style:style>
    <style:style style:name="T185" style:family="text">
      <style:text-properties officeooo:rsid="0049bb78" style:font-weight-asian="normal" style:font-weight-complex="normal"/>
    </style:style>
    <style:style style:name="T186" style:family="text">
      <style:text-properties officeooo:rsid="00578519" style:font-weight-asian="normal" style:font-weight-complex="normal"/>
    </style:style>
    <style:style style:name="T187" style:family="text">
      <style:text-properties officeooo:rsid="004c4e16" style:font-weight-asian="normal" style:font-weight-complex="normal"/>
    </style:style>
    <style:style style:name="T188" style:family="text">
      <style:text-properties officeooo:rsid="0129bc1e" style:font-weight-asian="normal" style:font-weight-complex="normal"/>
    </style:style>
    <style:style style:name="T189" style:family="text">
      <style:text-properties officeooo:rsid="00d8c8c3" style:font-weight-asian="normal" style:font-weight-complex="normal"/>
    </style:style>
    <style:style style:name="T190" style:family="text">
      <style:text-properties officeooo:rsid="0127814f"/>
    </style:style>
    <style:style style:name="T191" style:family="text">
      <style:text-properties fo:font-size="10pt" style:font-size-asian="10.5pt"/>
    </style:style>
    <style:style style:name="T192" style:family="text">
      <style:text-properties fo:font-size="10pt" officeooo:rsid="0073756d" style:font-size-asian="10.5pt"/>
    </style:style>
    <style:style style:name="T193" style:family="text">
      <style:text-properties fo:font-size="10pt" officeooo:rsid="0075d003" style:font-size-asian="10.5pt"/>
    </style:style>
    <style:style style:name="T194" style:family="text">
      <style:text-properties fo:font-size="10pt" fo:font-weight="normal" style:font-size-asian="10.5pt" style:font-weight-asian="normal" style:font-weight-complex="normal"/>
    </style:style>
    <style:style style:name="T195" style:family="text">
      <style:text-properties fo:font-size="10pt" fo:font-weight="normal" officeooo:rsid="007b36c2" style:font-size-asian="10.5pt" style:font-weight-asian="normal" style:font-weight-complex="normal"/>
    </style:style>
    <style:style style:name="T196" style:family="text">
      <style:text-properties fo:font-size="8pt" style:font-size-asian="10.5pt"/>
    </style:style>
    <style:style style:name="T197" style:family="text">
      <style:text-properties fo:font-size="8pt" officeooo:rsid="0073756d" style:font-size-asian="10.5pt"/>
    </style:style>
    <style:style style:name="T198" style:family="text">
      <style:text-properties fo:font-size="8pt" officeooo:rsid="003a52bd" style:font-size-asian="10.5pt"/>
    </style:style>
    <style:style style:name="T199" style:family="text">
      <style:text-properties fo:font-size="8pt" style:font-size-asian="10.5pt" style:font-weight-asian="normal" style:font-weight-complex="normal"/>
    </style:style>
    <style:style style:name="T200" style:family="text">
      <style:text-properties fo:font-size="8pt" officeooo:rsid="0026f8ec" style:font-size-asian="10.5pt" style:font-weight-asian="normal" style:font-weight-complex="normal"/>
    </style:style>
    <style:style style:name="T201" style:family="text">
      <style:text-properties fo:font-size="8pt" officeooo:rsid="00774164" style:font-size-asian="10.5pt" style:font-weight-asian="normal" style:font-weight-complex="normal"/>
    </style:style>
    <style:style style:name="T202" style:family="text">
      <style:text-properties fo:font-size="8pt" officeooo:rsid="00678b36" style:font-size-asian="10.5pt" style:font-weight-asian="normal" style:font-weight-complex="normal"/>
    </style:style>
    <style:style style:name="T203" style:family="text">
      <style:text-properties fo:font-size="8pt" officeooo:rsid="00d8c8c3" style:font-size-asian="10.5pt" style:font-weight-asian="normal" style:font-weight-complex="normal"/>
    </style:style>
    <style:style style:name="T204" style:family="text">
      <style:text-properties fo:font-size="8pt" officeooo:rsid="0041c9b8" style:font-size-asian="10.5pt"/>
    </style:style>
    <style:style style:name="T205" style:family="text">
      <style:text-properties fo:font-size="8pt" officeooo:rsid="007caef9" style:font-size-asian="10.5pt" style:font-weight-asian="bold" style:font-weight-complex="bold"/>
    </style:style>
    <style:style style:name="T206" style:family="text">
      <style:text-properties officeooo:rsid="012d26f8"/>
    </style:style>
    <style:style style:name="T207" style:family="text">
      <style:text-properties fo:font-size="6pt" style:font-size-asian="10.5pt"/>
    </style:style>
    <style:style style:name="T208" style:family="text">
      <style:text-properties officeooo:rsid="013406cc"/>
    </style:style>
    <style:style style:name="T209" style:family="text">
      <style:text-properties officeooo:rsid="0135ce6d"/>
    </style:style>
    <style:style style:name="T2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MX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MX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4" text:outline-level="1"><text:span text:style-name="T174">Tipos de</text:span> activos</text:h>
      <text:p text:style-name="P67"><text:span text:style-name="T43">Todos los tipos de activo son fungibles: </text:span><text:span text:style-name="T43"><draw:frame draw:style-name="fr1" draw:name="Objeto1" text:anchor-type="as-char" svg:y="-0.496cm" svg:width="3.448cm" svg:height="0.695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65">. </text:span><text:span text:style-name="T164">Tipos de activos – </text:span><text:span text:style-name="TipoDato"><text:span text:style-name="T162">Asset</text:span></text:span><text:span text:style-name="T164">: </text:span><text:span text:style-name="TipoDato"><text:span text:style-name="T162">Equity</text:span></text:span><text:span text:style-name="T162">, </text:span><text:span text:style-name="TipoDato"><text:span text:style-name="T162">Bond</text:span></text:span><text:span text:style-name="T162">,</text:span><text:span text:style-name="TipoDato"><text:span text:style-name="T162"> Derivative</text:span></text:span><text:span text:style-name="T162">, </text:span><text:span text:style-name="TipoDato"><text:span text:style-name="T162">Currency</text:span></text:span><text:span text:style-name="T150">. </text:span></text:p>
      <text:h text:style-name="Heading_20_2" text:outline-level="2">Precio <text:span text:style-name="T171">⋚</text:span> Val<text:span text:style-name="T170">or</text:span></text:h>
      <text:p text:style-name="P68">Un precio generalmente no representa el valor de un activo. Warren Buffet, «<text:span text:style-name="T175">pago </text:span>precio, recibo valor». <text:span text:style-name="T173">A grandes rasgos:</text:span></text:p>
      <text:list xml:id="list1904523424045722461" text:style-name="L8">
        <text:list-item>
          <text:p text:style-name="P69"><draw:frame draw:style-name="fr1" draw:name="Objeto2" text:anchor-type="as-char" svg:y="-0.43cm" svg:width="7.92cm" svg:height="0.619cm" draw:z-index="0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69"><draw:frame draw:style-name="fr1" draw:name="Objeto3" text:anchor-type="as-char" svg:y="-0.43cm" svg:width="8.246cm" svg:height="0.619cm" draw:z-index="1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69"><draw:frame draw:style-name="fr1" draw:name="Objeto4" text:anchor-type="as-char" svg:y="-0.43cm" svg:width="5.652cm" svg:height="0.623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</text:list-item>
      </text:list>
      <text:p text:style-name="P74"><text:span text:style-name="T177">En general, </text:span><text:span text:style-name="T45">precio</text:span><text:span text:style-name="T105"> tiene </text:span><text:span text:style-name="T142">varios</text:span><text:span text:style-name="T105"> significados, </text:span><text:span text:style-name="T142">entre ellos</text:span><text:span text:style-name="T105">: moneda – </text:span><text:span text:style-name="T54">unidad de cuenta, medida de valor y medio de pago; </text:span><text:span text:style-name="T105">y como conductor de riesgo – precio, tasa, volatilidad, tipo de cambio. </text:span><text:span text:style-name="T106">Su significado dependerá del contexto; en este esc</text:span><text:span text:style-name="T107">rit</text:span><text:span text:style-name="T106">o, es el segundo.</text:span></text:p>
      <text:h text:style-name="P83" text:outline-level="1"><text:span text:style-name="T178">Tipos de propiedades</text:span></text:h>
      <text:p text:style-name="P66">Dos <text:span text:style-name="T178">tipos</text:span> de propiedades: <text:span text:style-name="T48">imperativas</text:span> y <text:span text:style-name="T49">d</text:span><text:span text:style-name="T50">istint</text:span><text:span text:style-name="T48">ivas</text:span><text:span text:style-name="T54">.</text:span></text:p>
      <text:p text:style-name="P73"><text:span text:style-name="T57">Las propiedades imperativas s</text:span><text:span text:style-name="T98">on endógenas</text:span><text:span text:style-name="T57"> </text:span><text:span text:style-name="T98">a</text:span><text:span text:style-name="T57"> la </text:span><text:span text:style-name="T56">figura jurídica </text:span><text:span text:style-name="T74">del </text:span><text:span text:style-name="T75">activo</text:span><text:span text:style-name="T56"> – </text:span><text:span text:style-name="T57">acci</text:span><text:span text:style-name="T58">ón</text:span><text:span text:style-name="T57"> vs. </text:span><text:span text:style-name="T58">bono </text:span><text:span text:style-name="T57">vs. </text:span><text:span text:style-name="T58">contrato</text:span><text:span text:style-name="T57"> – de la</text:span><text:span text:style-name="T142">s</text:span><text:span text:style-name="T57"> cual</text:span><text:span text:style-name="T142">es</text:span><text:span text:style-name="T57"> emana el </text:span><text:span text:style-name="T56">valor económico </text:span><text:span text:style-name="T57">y determina</text:span><text:span text:style-name="T69">n l</text:span><text:span text:style-name="T78">as características</text:span><text:span text:style-name="T69"> </text:span><text:span text:style-name="T76">explícit</text:span><text:span text:style-name="T78">a</text:span><text:span text:style-name="T76">s </text:span><text:span text:style-name="T69">de</text:span><text:span text:style-name="T57"> riesgo, </text:span><text:span text:style-name="T76">por ejemplo, la prelación del derecho de dominio en caso de quiebra</text:span><text:span text:style-name="T58">. Estas propiedades definen </text:span><text:span text:style-name="T78">los cuatro tipos de </text:span><text:span text:style-name="T58">activos – </text:span><text:span text:style-name="TipoDato">Equity</text:span><text:span text:style-name="T59">, </text:span><text:span text:style-name="TipoDato">Bond</text:span><text:span text:style-name="T59">, </text:span><text:span text:style-name="TipoDato">Derivative</text:span><text:span text:style-name="T60">, </text:span><text:span text:style-name="TipoDato">Currency</text:span> <text:span text:style-name="T58">– que son </text:span><text:span text:style-name="T97">mutuamente</text:span><text:span text:style-name="T58"> exclusivos, esto es, una acción no es a su vez un bono</text:span><text:span text:style-name="T58"><text:note text:id="ftn0" text:note-class="footnote"><text:note-citation text:label="*">*</text:note-citation><text:note-body><text:p text:style-name="Footnote"><text:s/><text:span text:style-name="T172">De hecho, existen ambigüedades en algunas definiciones de activos – todo gracias a los abogados. Sin embargo, la naturaleza de cada tipo de activo en lo más básico – esto es como se opera, valúa, liquida – es finalmente lo que nos interesa. Las definiciones ambiguas son utilizadas en la valuación subjetiva e idiosicrásica.</text:span></text:p></text:note-body></text:note></text:span><text:span text:style-name="T58">, </text:span><text:span text:style-name="T70">por ende, </text:span><text:span text:style-name="T71">en su</text:span><text:span text:style-name="T70"> origen,</text:span><text:span text:style-name="T59"> es imperativo determinar la figura jurídica de cada tipo de activo</text:span><text:span text:style-name="T60">. </text:span><text:span text:style-name="T62">Estas propiedades </text:span><text:span text:style-name="T65">están </text:span><text:span text:style-name="T62">directamente </text:span><text:span text:style-name="T65">vinculadas </text:span><text:span text:style-name="T62">a </text:span><text:span text:style-name="T65">sus </text:span><text:span text:style-name="T93">mecanismos</text:span><text:span text:style-name="T65"> de</text:span><text:span text:style-name="T64"> </text:span><text:span text:style-name="T63">negociación, </text:span><office:annotation office:name="__Annotation__828_233995825"><dc:creator>DMCT</dc:creator><dc:date>2015-12-12T01:01:28.961444279</dc:date><loext:sender-initials>DMCT</loext:sender-initials><text:p text:style-name="P89"><text:span text:style-name="T211">liquidación</text:span></text:p></office:annotation><text:span text:style-name="T86">de</text:span><text:span text:style-name="T63"> </text:span><text:span text:style-name="T64">transferencia de dominio</text:span><text:span text:style-name="T77"> </text:span><office:annotation-end office:name="__Annotation__828_233995825"/><text:span text:style-name="T84">y </text:span><text:span text:style-name="T83">determinación</text:span><text:span text:style-name="T79"> </text:span><text:span text:style-name="T87">objetiva </text:span><text:span text:style-name="T83">d</text:span><text:span text:style-name="T79">el precio</text:span><text:span text:style-name="T77"> </text:span><text:span text:style-name="T62">en mercado, </text:span><text:span text:style-name="T92">el cual</text:span><text:span text:style-name="T62"> </text:span><text:span text:style-name="T84">implícitamente estima el riesgo del activo.</text:span><text:span text:style-name="T62"> </text:span><text:span text:style-name="T85">Por ende la importancia del precio para el mercado, ya que</text:span><text:span text:style-name="T77"> </text:span><text:span text:style-name="T82">es la </text:span><text:span text:style-name="T80">manifestación pública más concreta </text:span><text:span text:style-name="T81">de la estimación del riesgo</text:span><text:span text:style-name="T82">.</text:span></text:p>
      <text:p text:style-name="P70"><text:span text:style-name="T59">L</text:span><text:span text:style-name="T54">as propiedades d</text:span><text:span text:style-name="T103">istintiva</text:span><text:span text:style-name="T54">s </text:span><text:span text:style-name="T61">secundan a las imperativas </text:span><text:span text:style-name="T62">en </text:span><text:span text:style-name="T89">la</text:span><text:span text:style-name="T62"> valuación </text:span><text:span text:style-name="T66">y </text:span><text:span text:style-name="T87">estimación</text:span><text:span text:style-name="T62"> de riesgo </text:span><text:span text:style-name="T89">del activo;</text:span><text:span text:style-name="T66"> por ende no son imperativas en </text:span><text:span text:style-name="T89">la </text:span><text:span text:style-name="T66">definición </text:span><text:span text:style-name="T89">del</text:span><text:span text:style-name="T66"> tipo </text:span><text:span text:style-name="T89">pero s</text:span><text:span text:style-name="T88">í más importantes</text:span><text:span text:style-name="T66">. </text:span><text:span text:style-name="T68">A manera de ejemplo, u</text:span><text:span text:style-name="T66">n bono amortizable es tan </text:span><text:span text:style-name="TipoDato">Bond</text:span><text:span text:style-name="T59">,</text:span><text:span text:style-name="T66"> c</text:span><text:span text:style-name="T143">o</text:span><text:span text:style-name="T66">mo un bono perpetuo </text:span><text:span text:style-name="T67">en su figura legal y operación</text:span><text:span text:style-name="T66"> – </text:span><text:span text:style-name="T67">mismas imperativas</text:span><text:span text:style-name="T66"> – pero difieren por la característica secundaria de </text:span><text:span text:style-name="T44">amortización</text:span><text:span text:style-name="T66"> – </text:span><text:span text:style-name="T67">distintas declarativas; </text:span><text:span text:style-name="T90">sin embargo, ¿cu</text:span><text:span text:style-name="T91">á</text:span><text:span text:style-name="T90">n importante es esta característica para su valuación? </text:span><text:span text:style-name="T94">Mmmm.</text:span></text:p>
      <text:h text:style-name="P85" text:outline-level="1"><text:soft-page-break/>A<text:span text:style-name="T166">plicaciones </text:span>sobre las propiedades</text:h>
      <text:p text:style-name="P71"><text:span text:style-name="T147">Dos tipos de aplic</text:span><text:span text:style-name="T149">aciones</text:span><text:span text:style-name="T147">: </text:span><text:a xlink:type="simple" xlink:href="https://en.wikipedia.org/wiki/Norm_%28philosophy%29" text:style-name="Internet_20_link" text:visited-style-name="Visited_20_Internet_20_Link"><text:span text:style-name="T51">normativ</text:span></text:a><text:a xlink:type="simple" xlink:href="https://en.wikipedia.org/wiki/Norm_%28philosophy%29" text:style-name="Internet_20_link" text:visited-style-name="Visited_20_Internet_20_Link"><text:span text:style-name="T53">a</text:span></text:a><text:a xlink:type="simple" xlink:href="https://en.wikipedia.org/wiki/Norm_%28philosophy%29" text:style-name="Internet_20_link" text:visited-style-name="Visited_20_Internet_20_Link"><text:span text:style-name="T51">s</text:span></text:a><text:span text:style-name="T147"> y </text:span><text:a xlink:type="simple" xlink:href="https://es.wikipedia.org/wiki/Positivismo" text:style-name="Internet_20_link" text:visited-style-name="Visited_20_Internet_20_Link"><text:span text:style-name="T51">positiv</text:span></text:a><text:a xlink:type="simple" xlink:href="https://es.wikipedia.org/wiki/Positivismo" text:style-name="Internet_20_link" text:visited-style-name="Visited_20_Internet_20_Link"><text:span text:style-name="T53">a</text:span></text:a><text:a xlink:type="simple" xlink:href="https://es.wikipedia.org/wiki/Positivismo" text:style-name="Internet_20_link" text:visited-style-name="Visited_20_Internet_20_Link"><text:span text:style-name="T52">s</text:span></text:a><text:span text:style-name="T148">.</text:span></text:p>
      <text:p text:style-name="P72"><text:span text:style-name="T105">Las aplicaciones sobre propiedades </text:span><text:span text:style-name="T56">n</text:span><text:span text:style-name="T55">ormativ</text:span><text:span text:style-name="T72">a</text:span><text:span text:style-name="T55">s </text:span><text:span text:style-name="T47">tipifican</text:span><text:span text:style-name="T109"> a los activos, ya que determinan generalidades comunes</text:span><text:span text:style-name="T99"> </text:span><text:span text:style-name="T105">e </text:span><text:span text:style-name="T141">idiosincrasias</text:span><text:span text:style-name="T100"> </text:span><text:span text:style-name="T105">particular</text:span><text:span text:style-name="T109">es.</text:span><text:span text:style-name="T105"> </text:span><text:span text:style-name="T104">Las aplic</text:span><text:span text:style-name="T105">aciones sobre propiedades </text:span><text:span text:style-name="T104">positivas </text:span><text:span text:style-name="T46">producen métrica</text:span><text:span text:style-name="T45">s</text:span><text:span text:style-name="T46"> financieras</text:span><text:span text:style-name="T104"> que </text:span><text:span text:style-name="T105">determinan precios y estiman valor</text:span><text:span text:style-name="T101"> </text:span><text:span text:style-name="T105">normad</text:span><text:span text:style-name="T143">a</text:span><text:span text:style-name="T105">s por </text:span><text:span text:style-name="T109">la</text:span><text:span text:style-name="T105"> tipificación </text:span><text:span text:style-name="T109">del activo.</text:span></text:p>
      <text:h text:style-name="Heading_20_2" text:outline-level="2"><text:span text:style-name="T96">P</text:span><text:span text:style-name="T54">ropiedades </text:span><text:span text:style-name="T95">+</text:span><text:span text:style-name="T73"> </text:span><text:span text:style-name="T96">A</text:span><text:span text:style-name="T73">plicaciones </text:span><text:span text:style-name="T96">= Métodos</text:span></text:h>
      <text:p text:style-name="P82"><text:span text:style-name="T96">Combinando propiedad </text:span><text:span text:style-name="T108">con </text:span><text:span text:style-name="T96">aplicaci</text:span><text:span text:style-name="T108">ón</text:span><text:span text:style-name="T96"> obtenemos métodos </text:span><text:span text:style-name="T108">particulares</text:span><text:span text:style-name="T96"> para cada tipo de activo </text:span><text:span text:style-name="T108">y tipo de valor</text:span><text:span text:style-name="T96">:</text:span></text:p>
      <text:list xml:id="list2156212187613758151" text:style-name="L10">
        <text:list-item>
          <text:p text:style-name="P81"><text:span text:style-name="T102">Aplicaciones normativas sobre propieda</text:span><text:span text:style-name="T110">d</text:span><text:span text:style-name="T102">es imperativas</text:span><text:span text:style-name="T111"> </text:span><text:span text:style-name="T112">t</text:span><text:span text:style-name="T111">ipifican activo</text:span></text:p>
        </text:list-item>
        <text:list-item>
          <text:p text:style-name="P77"><text:span text:style-name="T102">Aplicaciones normativas sobre </text:span><text:span text:style-name="T141">propiedades</text:span><text:span text:style-name="T102"> d</text:span><text:span text:style-name="T103">istin</text:span><text:span text:style-name="T102">tivas </text:span><text:span text:style-name="T112">tipifican el </text:span><text:span text:style-name="T113">tipo de valor</text:span></text:p>
        </text:list-item>
        <text:list-item>
          <text:p text:style-name="P76"><text:span text:style-name="T151">Aplicaciones positivas sobre propieda</text:span><text:span text:style-name="T156">d</text:span><text:span text:style-name="T151">es imperati</text:span><text:span text:style-name="T156">vas</text:span><text:span text:style-name="T151"> </text:span><text:span text:style-name="T155">insumen</text:span><text:span text:style-name="T154"> </text:span><text:span text:style-name="T157">y </text:span><text:span text:style-name="T158">producen </text:span><text:span text:style-name="T155">precios</text:span><text:span text:style-name="T114"><text:line-break/></text:span><text:span text:style-name="T130">La lógica </text:span><text:span text:style-name="T131">detrás </text:span><text:span text:style-name="T132">estos</text:span><text:span text:style-name="T131"> métodos es la interpretación de</text:span><text:span text:style-name="T134"> </text:span><text:span text:style-name="T130">precio</text:span><text:span text:style-name="T131"> </text:span><text:span text:style-name="T134">como un resultado </text:span><text:span text:style-name="T130">residual </text:span><text:span text:style-name="T131">producto </text:span><text:span text:style-name="T132">de </text:span><text:span text:style-name="T133">la realidad </text:span><text:span text:style-name="T135">reflejada por</text:span><text:span text:style-name="T133"> </text:span><text:span text:style-name="T131">el mercado. </text:span><text:span text:style-name="T115">Aquí existen </text:span><text:span text:style-name="T125">tres</text:span><text:span text:style-name="T115"> tipos de métodos: las funciones que calculan </text:span><text:span text:style-name="T141">presupuestos</text:span><text:span text:style-name="T115"> de riesgo </text:span><text:span text:style-name="T125">insumiendo precios; </text:span><text:span text:style-name="T115">funciones </text:span><text:span text:style-name="T125">que tasan posiciones</text:span><text:span text:style-name="T115"> </text:span><text:span text:style-name="T125">insumiendo</text:span><text:span text:style-name="T115"> precios; </text:span><text:span text:style-name="T125">y funciones que </text:span><text:span text:style-name="T126">determinan</text:span><text:span text:style-name="T125"> precios</text:span><text:span text:style-name="T116"> para determinar un «valor contable </text:span><text:span text:style-name="T136">real</text:span><text:span text:style-name="T116">». </text:span></text:p>
        </text:list-item>
        <text:list-item>
          <text:p text:style-name="P75"><text:span text:style-name="T151">Aplicaciones </text:span><text:span text:style-name="T152">posi</text:span><text:span text:style-name="T151">tivas sobre propieda</text:span><text:span text:style-name="T156">d</text:span><text:span text:style-name="T151">es d</text:span><text:span text:style-name="T159">istin</text:span><text:span text:style-name="T151">tivas </text:span><text:span text:style-name="T155">estiman </text:span><text:span text:style-name="T153">valuació</text:span><text:span text:style-name="T160">n</text:span><text:span text:style-name="T117"><text:line-break/>Aquí es dónde se cocina la receta secreta: los métodos aqu</text:span><text:span text:style-name="T137">ende </text:span><text:span text:style-name="T117">desarrollados son la ventaja competitiva y el valor intelectual de los gestores. </text:span><text:span text:style-name="T118">¿No resulta contradictoria la relación al positivismo </text:span><text:span text:style-name="T119">por buscar un «debe ser» </text:span><text:span text:style-name="T121">(perspectiva normativa)</text:span><text:span text:style-name="T118">? Las aplicaciones positivas sobre propiedades imperativas son </text:span><text:span text:style-name="T119">restringidas a</text:span><text:span text:style-name="T118"> una realidad convencional </text:span><text:span text:style-name="T138">imperante</text:span><text:span text:style-name="T118">– regulaciones, </text:span><text:span text:style-name="T119">fricciones en la transferencia de dominio, </text:span><text:span text:style-name="T144">estructura de mercado</text:span><text:span text:style-name="T119"> – que son correctas intrínsecamente </text:span><text:span text:style-name="T120">por su determinación objetiva; </text:span><text:span text:style-name="T121">esta realidad es válida para todos los activos. Sin embargo, las propiedades distintivas particulares de cada activo </text:span><text:span text:style-name="T122">derivan</text:span><text:span text:style-name="T121"> un universo muy </text:span><text:span text:style-name="T141">heterogéneo</text:span><text:span text:style-name="T121"> </text:span><text:span text:style-name="T122">de tipos </text:span><text:span text:style-name="T123">sumamente difícil—imposible—d</text:span><text:span text:style-name="T128">e </text:span><text:span text:style-name="T129">normar</text:span><text:span text:style-name="T128"> </text:span><text:span text:style-name="T129">en</text:span><text:span text:style-name="T128"> </text:span><text:span text:style-name="T124">convenciones, </text:span><text:span text:style-name="T127">permitiendo variedad estimativa de valor </text:span><text:span text:style-name="T129">normada por la ciencia </text:span><text:span text:style-name="T138">y</text:span><text:span text:style-name="T129"> el ingenio financiero.<text:line-break/></text:span><text:span text:style-name="T139">Las operaciones en mercado son producto de estos métodos y su comparación al residuo ofrecido por el mercado </text:span><text:span text:style-name="T145">(</text:span><text:span text:style-name="T139">sólo pregúntenle a Warren Buffet allá </text:span><text:span text:style-name="T140">arriba</text:span><text:span text:style-name="T145">).</text:span></text:p>
        </text:list-item>
      </text:list>
      <text:h text:style-name="P50" text:outline-level="2"><text:span text:style-name="T140">A</text:span><text:span text:style-name="T54">sset</text:span></text:h>
      <text:p text:style-name="P78"><text:span text:style-name="T54">Todo </text:span><text:span text:style-name="TipoDato">Asset</text:span><text:span text:style-name="T54">..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0"/>
          </table:table-cell>
          <table:table-cell table:style-name="Tabla1.B1" office:value-type="string">
            <text:p text:style-name="P30"/>
          </table:table-cell>
          <table:table-cell table:style-name="Tabla1.C1" table:number-columns-spanned="2" office:value-type="string">
            <text:p text:style-name="P31">Propiedades</text:p>
          </table:table-cell>
          <table:covered-table-cell/>
        </table:table-row>
        <table:table-row>
          <table:table-cell table:style-name="Tabla1.A2" office:value-type="string">
            <text:p text:style-name="P31"/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31">Imperativas</text:p>
          </table:table-cell>
          <table:table-cell table:style-name="Tabla1.D2" office:value-type="string">
            <text:p text:style-name="P37">Distintivas</text:p>
          </table:table-cell>
        </table:table-row>
        <table:table-row table:style-name="Tabla1.3">
          <table:table-cell table:style-name="Tabla1.C2" table:number-rows-spanned="2" office:value-type="string">
            <text:p text:style-name="P33">Aplicación</text:p>
          </table:table-cell>
          <table:table-cell table:style-name="Tabla1.C2" office:value-type="string">
            <text:p text:style-name="P35"><text:span text:style-name="T168">Normativas</text:span></text:p>
          </table:table-cell>
          <table:table-cell table:style-name="Tabla1.C2" office:value-type="string">
            <text:p text:style-name="P18"><text:span text:style-name="T2">Es «</text:span><text:span text:style-name="T7">tipo</text:span><text:span text:style-name="T2">» por definición</text:span></text:p>
          </table:table-cell>
          <table:table-cell table:style-name="Tabla1.D2" office:value-type="string">
            <text:p text:style-name="P17"><text:span text:style-name="T176">Es «valor» por idiosincrasia</text:span></text:p>
          </table:table-cell>
        </table:table-row>
        <table:table-row table:style-name="Tabla1.4">
          <table:covered-table-cell/>
          <table:table-cell table:style-name="Tabla1.C2" office:value-type="string">
            <text:p text:style-name="P35"><text:span text:style-name="T168">Positivas</text:span></text:p>
          </table:table-cell>
          <table:table-cell table:style-name="Tabla1.C2" office:value-type="string">
            <text:p text:style-name="P16"><text:span text:style-name="T1">Es «medido» por manifestación </text:span><text:span text:style-name="T6">o determinación</text:span></text:p>
          </table:table-cell>
          <table:table-cell table:style-name="Tabla1.D2" office:value-type="string">
            <text:p text:style-name="P28"><text:span text:style-name="T4">Es </text:span><text:span text:style-name="T3">valuado por caracterización </text:span><text:span text:style-name="T5">y </text:span><text:span text:style-name="T4">fungible por observación</text:span></text:p>
            <text:p text:style-name="P28"/>
          </table:table-cell>
        </table:table-row>
      </table:table>
      <text:p text:style-name="P60"/>
      <text:h text:style-name="Heading_20_2" text:outline-level="2">Equity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9"/>
          </table:table-cell>
          <table:table-cell table:style-name="Tabla4.B1" office:value-type="string">
            <text:p text:style-name="P39"/>
          </table:table-cell>
          <table:table-cell table:style-name="Tabla4.C1" table:number-columns-spanned="2" office:value-type="string">
            <text:p text:style-name="P32">Propiedades</text:p>
          </table:table-cell>
          <table:covered-table-cell/>
        </table:table-row>
        <table:table-row>
          <table:table-cell table:style-name="Tabla4.A2" office:value-type="string">
            <text:p text:style-name="P32"/>
          </table:table-cell>
          <table:table-cell table:style-name="Tabla4.B2" office:value-type="string">
            <text:p text:style-name="P32"/>
          </table:table-cell>
          <table:table-cell table:style-name="Tabla4.C2" office:value-type="string">
            <text:p text:style-name="P32">Imperativas</text:p>
          </table:table-cell>
          <table:table-cell table:style-name="Tabla4.D2" office:value-type="string">
            <text:p text:style-name="P38">Distintivas</text:p>
          </table:table-cell>
        </table:table-row>
        <table:table-row table:style-name="Tabla4.3">
          <table:table-cell table:style-name="Tabla4.C2" table:number-rows-spanned="2" office:value-type="string">
            <text:p text:style-name="P34">Aplicación</text:p>
          </table:table-cell>
          <table:table-cell table:style-name="Tabla4.C2" office:value-type="string">
            <text:p text:style-name="P36"><text:span text:style-name="T168">Normativas</text:span></text:p>
          </table:table-cell>
          <table:table-cell table:style-name="Tabla4.C2" office:value-type="string">
            <text:p text:style-name="P10"><text:span text:style-name="TipoDato">Equity</text:span></text:p>
          </table:table-cell>
          <table:table-cell table:style-name="Tabla4.D2" office:value-type="string">
            <text:p text:style-name="P20"><text:span text:style-name="Variable"><text:span text:style-name="T190">private</text:span></text:span><office:annotation office:name="__Annotation__1623_233995825"><dc:creator>DMCT</dc:creator><dc:date>2015-12-12T22:13:38.772887439</dc:date><loext:sender-initials>DMCT</loext:sender-initials><text:p text:style-name="P87"><text:span text:style-name="T211">Si público, precio público tercerizado; privado, precio interno.</text:span></text:p></office:annotation><text:span text:style-name="TipoDato">::Bool</text:span><office:annotation-end office:name="__Annotation__1623_233995825"/></text:p>
            <text:p text:style-name="P20"><office:annotation office:name="__Annotation__1624_233995825"><dc:creator>DMCT</dc:creator><dc:date>2015-12-12T22:14:24.249100894</dc:date><loext:sender-initials>DMCT</loext:sender-initials><text:p text:style-name="P87"><text:span text:style-name="T211">determina derechos corporativos; nivel de comisión si SI.</text:span></text:p></office:annotation><text:span text:style-name="Variable"><text:span text:style-name="T179">series</text:span></text:span><text:span text:style-name="TipoDato">::String</text:span><office:annotation-end office:name="__Annotation__1624_233995825"/></text:p>
            <text:p text:style-name="P20"><text:span text:style-name="Variable"><text:span text:style-name="T190">fund</text:span></text:span><text:span text:style-name="TipoDato">::Bool</text:span></text:p>
            <text:p text:style-name="P19"><text:span text:style-name="T169">if </text:span><text:span text:style-name="Variable"><text:span text:style-name="T169">fund</text:span></text:span><text:span text:style-name="T169"> =&gt; </text:span><text:span text:style-name="Variable"><text:span text:style-name="T190">fee</text:span></text:span><text:span text:style-name="TipoDato">::Float</text:span></text:p>
          </table:table-cell>
        </table:table-row>
        <table:table-row table:style-name="Tabla4.4">
          <table:covered-table-cell/>
          <table:table-cell table:style-name="Tabla4.C2" office:value-type="string">
            <text:p text:style-name="P36"><text:span text:style-name="T168">Positivas</text:span></text:p>
          </table:table-cell>
          <table:table-cell table:style-name="Tabla4.C2" office:value-type="string">
            <text:p text:style-name="P22"><text:span text:style-name="T37">Conductor</text:span><text:span text:style-name="T35"> de riesgo</text:span><text:span text:style-name="T38">:</text:span><text:span text:style-name="Variable"><text:span text:style-name="T182"> </text:span></text:span><text:span text:style-name="Variable"><text:span text:style-name="T180">price</text:span></text:span></text:p>
          </table:table-cell>
          <table:table-cell table:style-name="Tabla4.D2" office:value-type="string">
            <text:p text:style-name="P27"><text:span text:style-name="T167">Determinantes de valuación completamente subjetivos: riesgo, costo de oportunidad</text:span></text:p>
          </table:table-cell>
        </table:table-row>
      </table:table>
      <text:p text:style-name="P21"/>
      <text:h text:style-name="P48" text:outline-level="2">Bond</text:h>
      <text:p text:style-name="P23"><text:span text:style-name="T18">Definici</text:span><text:span text:style-name="T146">ones</text:span></text:p>
      <text:list xml:id="list1136169121237000127" text:style-name="L3">
        <text:list-item>
          <text:p text:style-name="P61"><text:span text:style-name="Variable"><text:span text:style-name="T14">rate</text:span></text:span><text:span text:style-name="T17"> </text:span><text:span text:style-name="T18">= </text:span><text:span text:style-name="Variable"><text:span text:style-name="T181">spread</text:span></text:span><text:span text:style-name="Variable"><text:span text:style-name="T183">Fixed</text:span></text:span><text:span text:style-name="TipoDato">::Float</text:span><text:span text:style-name="T18"> + </text:span><text:span text:style-name="Variable">referenceRate</text:span><text:span text:style-name="TipoDato">::ReferenceRate</text:span><text:span text:style-name="T36"><text:line-break/></text:span><text:span text:style-name="Variable"><text:span text:style-name="T184">referenceRate</text:span></text:span><text:span text:style-name="T36"> := </text:span><text:span text:style-name="T21">Regla cupón </text:span><text:span text:style-name="T36">en PiP</text:span></text:p>
          <text:p text:style-name="P52"><text:span text:style-name="T24">Alias </text:span><text:span text:style-name="T40">de</text:span><text:span text:style-name="T24"> </text:span><text:span text:style-name="Variable"><text:span text:style-name="T13">rate</text:span></text:span><text:span text:style-name="T25"><text:line-break/></text:span><text:span text:style-name="Variable"><text:span text:style-name="T185">referenceRate</text:span></text:span><text:span text:style-name="T31"> </text:span><text:span text:style-name="T32">= 0 =&gt; </text:span><text:span text:style-name="Variable"><text:span text:style-name="T10">couponRate</text:span></text:span><text:span text:style-name="T24"> = </text:span><text:span text:style-name="Variable"><text:span text:style-name="T183">spreadFixed</text:span></text:span><text:span text:style-name="T24"> </text:span><text:span text:style-name="T25">=&gt; </text:span><text:span text:style-name="T28">fijos</text:span><text:span text:style-name="T25"><text:line-break/></text:span><text:span text:style-name="Variable"><text:span text:style-name="T186">spreadFixed</text:span></text:span><text:span text:style-name="T32"> = 0 </text:span><text:span text:style-name="T34">∧</text:span><text:span text:style-name="T32"> </text:span><text:span text:style-name="Variable"><text:span text:style-name="T185">referenceRate</text:span></text:span><text:span text:style-name="T31"> </text:span><text:span text:style-name="T32">= 0 =&gt; </text:span><text:span text:style-name="Variable"><text:span text:style-name="T11">zeroCoupon</text:span></text:span><text:span text:style-name="Variable"><text:span text:style-name="T187"> </text:span></text:span><text:span text:style-name="T27">=&gt; </text:span><text:span text:style-name="T28">no cuponados</text:span></text:p>
        </text:list-item>
        <text:list-item>
          <text:p text:style-name="P62"><text:soft-page-break/><text:span text:style-name="Variable"><text:span text:style-name="T15">discountRate</text:span></text:span><text:span text:style-name="T18"> = </text:span><text:span text:style-name="Variable"><text:span text:style-name="T188">sp</text:span></text:span><text:span text:style-name="Variable"><text:span text:style-name="T181">readMarket</text:span></text:span><text:span text:style-name="TipoDato">::BondVector </text:span><text:span text:style-name="T18">+ </text:span><text:bookmark-start text:name="__DdeLink__316_233995825"/><text:span text:style-name="Variable"><text:span text:style-name="T181">referenceRate</text:span></text:span><text:bookmark-end text:name="__DdeLink__316_233995825"/><text:span text:style-name="TipoDato">::BondVector</text:span></text:p>
          <text:list>
            <text:list-header>
              <text:p text:style-name="P63"><text:span text:style-name="T18">Alias </text:span><text:span text:style-name="T29">de </text:span><text:span text:style-name="Variable"><text:span text:style-name="T13">discountRate</text:span></text:span><text:span text:style-name="T18"><text:line-break/></text:span><text:span text:style-name="Variable"><text:span text:style-name="T185">referenceRate</text:span></text:span><text:span text:style-name="T33"> = 0 =&gt; </text:span><text:span text:style-name="Variable"><text:span text:style-name="T12">yield</text:span></text:span><text:span text:style-name="T18"> = </text:span><text:span text:style-name="Variable"><text:span text:style-name="T181">spreadMarket</text:span></text:span><text:span text:style-name="T18">; </text:span><text:span text:style-name="T26">=&gt; </text:span><text:span text:style-name="T28">fijos y no cuponados; </text:span><text:span text:style-name="T30">para revisables aplica para operar</text:span></text:p>
            </text:list-header>
          </text:list>
        </text:list-item>
        <text:list-item>
          <text:p text:style-name="P64"><text:span text:style-name="Variable"><text:span text:style-name="T16">d</text:span></text:span><text:span text:style-name="Variable"><text:span text:style-name="T12">irtyPrice</text:span></text:span><text:span text:style-name="T18"> = </text:span><text:span text:style-name="Variable"><text:span text:style-name="T181">cleanPrice</text:span></text:span><text:span text:style-name="T18"> + </text:span><text:span text:style-name="Variable"><text:span text:style-name="T181">accruedInterest</text:span></text:span></text:p>
          <text:list>
            <text:list-header>
              <text:p text:style-name="P65"><text:span text:style-name="T18">Alias </text:span><text:span text:style-name="T41">de </text:span><text:span text:style-name="Variable"><text:span text:style-name="T16">d</text:span></text:span><text:span text:style-name="Variable"><text:span text:style-name="T12">irtyPrice</text:span></text:span><text:span text:style-name="T18"><text:line-break/>if </text:span><text:span text:style-name="Variable"><text:span text:style-name="T181">zeroCoupon</text:span></text:span><text:span text:style-name="T18"> =&gt; </text:span><text:span text:style-name="Variable"><text:span text:style-name="T181">accruedInterest </text:span></text:span><text:span text:style-name="T18">= 0 </text:span><text:span text:style-name="T34">=&gt; </text:span><text:span text:style-name="Variable"><text:span text:style-name="T9">price</text:span></text:span><text:span text:style-name="Variable"><text:span text:style-name="T181"> </text:span></text:span><text:span text:style-name="T18">= </text:span><text:span text:style-name="Variable"><text:span text:style-name="T181">cleanPrice</text:span></text:span></text:p>
            </text:list-header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46"/>
          </table:table-cell>
          <table:table-cell table:style-name="Tabla2.B1" office:value-type="string">
            <text:p text:style-name="P40"/>
          </table:table-cell>
          <table:table-cell table:style-name="Tabla2.C1" table:number-columns-spanned="2" office:value-type="string">
            <text:p text:style-name="P41">Propiedades</text:p>
          </table:table-cell>
          <table:covered-table-cell/>
        </table:table-row>
        <table:table-row>
          <table:table-cell table:style-name="Tabla2.A2" office:value-type="string">
            <text:p text:style-name="P41"/>
          </table:table-cell>
          <table:table-cell table:style-name="Tabla2.B2" office:value-type="string">
            <text:p text:style-name="P41"/>
          </table:table-cell>
          <table:table-cell table:style-name="Tabla2.C2" office:value-type="string">
            <text:p text:style-name="P41">Imperativas</text:p>
          </table:table-cell>
          <table:table-cell table:style-name="Tabla2.D2" office:value-type="string">
            <text:p text:style-name="P42">Distintivas</text:p>
          </table:table-cell>
        </table:table-row>
        <table:table-row table:style-name="Tabla2.3">
          <table:table-cell table:style-name="Tabla2.C2" table:number-rows-spanned="2" office:value-type="string">
            <text:p text:style-name="P43">Aplicación</text:p>
          </table:table-cell>
          <table:table-cell table:style-name="Tabla2.C2" office:value-type="string">
            <text:p text:style-name="P44"><text:span text:style-name="T168">Normativas</text:span></text:p>
          </table:table-cell>
          <table:table-cell table:style-name="Tabla2.C2" office:value-type="string">
            <text:p text:style-name="P79">Bond</text:p>
            <text:p text:style-name="P6"><office:annotation office:name="__Annotation__346_233995825"><dc:creator>DMCT</dc:creator><dc:date>2015-12-11T19:36:20.869654579</dc:date><loext:sender-initials>DMCT</loext:sender-initials><text:p text:style-name="P88"><text:span text:style-name="T211">Ver definición</text:span></text:p></office:annotation><text:span text:style-name="Variable"><text:span text:style-name="T197">spreadFixed</text:span></text:span><text:span text:style-name="TipoDato"><text:span text:style-name="T196">::Float</text:span></text:span><office:annotation-end office:name="__Annotation__346_233995825"/></text:p>
            <text:p text:style-name="P7"><text:span text:style-name="Variable"><text:span text:style-name="T196">maturityDate</text:span></text:span><text:span text:style-name="TipoDato"><text:span text:style-name="T196">::Date</text:span></text:span></text:p>
            <text:p text:style-name="P7"><text:span text:style-name="Variable"><text:span text:style-name="T196">cashflowDates</text:span></text:span><text:span text:style-name="TipoDato"><text:span text:style-name="T196">::CashflowDates</text:span></text:span></text:p>
            <text:p text:style-name="P6"><text:span text:style-name="Variable"><text:span text:style-name="T198">dayCount</text:span></text:span><text:span text:style-name="TipoDato"><text:span text:style-name="T196">::DayCount</text:span></text:span></text:p>
            <text:p text:style-name="P26"><text:span text:style-name="Variable"><text:span text:style-name="T200">currencyDenomination</text:span></text:span><text:span text:style-name="TipoDato"><text:span text:style-name="T196">::DenominatorCurrency</text:span></text:span></text:p>
          </table:table-cell>
          <table:table-cell table:style-name="Tabla2.D2" office:value-type="string">
            <text:p text:style-name="P11"><text:span text:style-name="Variable"><text:span text:style-name="T204">callable</text:span></text:span><text:span text:style-name="TipoDato"><text:span text:style-name="T196">::Bool</text:span></text:span></text:p>
            <text:p text:style-name="P2"><text:span text:style-name="Variable"><text:span text:style-name="T196">amortizing</text:span></text:span><text:span text:style-name="TipoDato"><text:span text:style-name="T196">::Bool</text:span></text:span></text:p>
            <text:p text:style-name="P1"><text:span text:style-name="Variable"><text:span text:style-name="T204">collateralized</text:span></text:span><text:span text:style-name="TipoDato"><text:span text:style-name="T196">::BondCollateral</text:span></text:span></text:p>
            <text:p text:style-name="P3"><text:span text:style-name="Variable"><text:span text:style-name="T200">t</text:span></text:span><text:span text:style-name="Variable"><text:span text:style-name="T199">ermStructure</text:span></text:span><text:span text:style-name="TipoDato"><text:span text:style-name="T196">::TermStructure</text:span></text:span></text:p>
            <text:p text:style-name="P4"><office:annotation office:name="__Annotation__341_233995825"><dc:creator>DMCT</dc:creator><dc:date>2015-12-11T19:32:33.327978657</dc:date><loext:sender-initials>DMCT</loext:sender-initials><text:p text:style-name="P87"><text:span text:style-name="T210">not Derivative? NO, why? Not a direct contract</text:span></text:p></office:annotation><text:span text:style-name="Variable"><text:span text:style-name="T199">convertible</text:span></text:span><text:span text:style-name="TipoDato"><text:span text:style-name="T196">::Bool</text:span></text:span><office:annotation-end office:name="__Annotation__341_233995825"/></text:p>
            <text:p text:style-name="P8"><text:span text:style-name="T194">if </text:span><text:span text:style-name="Variable"><text:span text:style-name="T199">convertible</text:span></text:span><text:span text:style-name="T194"> =&gt; </text:span><text:span text:style-name="Variable"><text:span text:style-name="T201">security</text:span></text:span><text:span text:style-name="TipoDato"><text:span text:style-name="T196">::Equity</text:span></text:span></text:p>
            <text:p text:style-name="P5"><text:span text:style-name="Variable"><text:span text:style-name="T199">taxable</text:span></text:span><text:span text:style-name="TipoDato"><text:span text:style-name="T196">::Bool</text:span></text:span></text:p>
            <text:p text:style-name="P5"><text:span text:style-name="T194">if </text:span><text:span text:style-name="Variable"><text:span text:style-name="T199">taxable</text:span></text:span><text:span text:style-name="T194"> =&gt; </text:span><text:span text:style-name="Variable"><text:span text:style-name="T199">taxRate</text:span></text:span><text:span text:style-name="TipoDato"><text:span text:style-name="T196">::Float</text:span></text:span></text:p>
            <text:p text:style-name="P9"><office:annotation office:name="__Annotation__340_233995825"><dc:creator>DMCT</dc:creator><dc:date>2015-12-11T19:32:24.968143846</dc:date><loext:sender-initials>DMCT</loext:sender-initials><text:p text:style-name="P86"><text:span text:style-name="T210">¿es cronovariante? Quizás guardarla en BondVector, ie,{ReferenceRateID,level}</text:span></text:p></office:annotation><text:span text:style-name="Variable"><text:span text:style-name="T202">r</text:span></text:span><text:span text:style-name="Variable"><text:span text:style-name="T199">eferenceRate</text:span></text:span><text:span text:style-name="TipoDato"><text:span text:style-name="T196">::ReferenceRate</text:span></text:span><text:span text:style-name="T195"> </text:span><office:annotation-end office:name="__Annotation__340_233995825"/></text:p>
          </table:table-cell>
        </table:table-row>
        <table:table-row table:style-name="Tabla2.4">
          <table:covered-table-cell/>
          <table:table-cell table:style-name="Tabla2.C2" office:value-type="string">
            <text:p text:style-name="P44"><text:span text:style-name="T168">Positivas</text:span></text:p>
          </table:table-cell>
          <table:table-cell table:style-name="Tabla2.C2" office:value-type="string">
            <text:p text:style-name="P24"><text:span text:style-name="T193">Conductor de riesgo</text:span><text:span text:style-name="T191">: </text:span><text:span text:style-name="Variable"><text:span text:style-name="T205">spreadFixed</text:span></text:span><text:span text:style-name="TipoDato"><text:span text:style-name="T196">::Float</text:span></text:span></text:p>
          </table:table-cell>
          <table:table-cell table:style-name="Tabla2.D2" office:value-type="string">
            <text:p text:style-name="P25"><text:span text:style-name="T21">Determinante de precio </text:span><text:span text:style-name="T39">en función a la estructura de tasas, menor grado de subjetividad que </text:span><text:span text:style-name="TipoDato"><text:span text:style-name="T196">Equity</text:span></text:span></text:p>
            <text:p text:style-name="P25"><text:span text:style-name="T39"/></text:p>
            <text:p text:style-name="P12"><text:span text:style-name="T21">F</text:span><text:span text:style-name="T22">ungibilidad</text:span></text:p>
            <text:list xml:id="list2132480248535559549" text:style-name="L7">
              <text:list-item>
                <text:p text:style-name="P13">Duración</text:p>
              </text:list-item>
              <text:list-item>
                <text:p text:style-name="P14"><text:span text:style-name="T18">Convexidad</text:span></text:p>
              </text:list-item>
              <text:list-item>
                <text:p text:style-name="P15"><text:span text:style-name="T23">S</text:span><text:span text:style-name="T18">ector</text:span></text:p>
              </text:list-item>
              <text:list-item>
                <text:p text:style-name="P29"><text:span text:style-name="Variable"><text:span text:style-name="T203">creditRating</text:span></text:span><text:span text:style-name="TipoDato"><text:span text:style-name="T196">::RatingGrade</text:span></text:span></text:p>
              </text:list-item>
            </text:list>
          </table:table-cell>
        </table:table-row>
      </table:table>
      <text:p text:style-name="P47"><text:span text:style-name="T18"/></text:p>
      <text:h text:style-name="P49" text:outline-level="2">Derivative</text:h>
      <text:p text:style-name="P57"><text:span text:style-name="T1">**</text:span> <text:span text:style-name="T8">NB: Falta dearrollar **</text:span></text:p>
      <text:p text:style-name="P54">Relación contractual; </text:p>
      <text:p text:style-name="P58"><text:span text:style-name="T208">tipos de valor</text:span>: Futuro, Opción, Permutas (Swaps), <text:span text:style-name="T163">Swaptions,</text:span></text:p>
      <text:p text:style-name="P80"><text:span text:style-name="T161">Reglas: Europea, Americana, Asiática</text:span></text:p>
      <text:list xml:id="list4361980690989209113" text:style-name="L2">
        <text:list-item>
          <text:p text:style-name="P51"><text:span text:style-name="T19">MATURITYDATE</text:span></text:p>
        </text:list-item>
        <text:list-item>
          <text:p text:style-name="P53"><text:span text:style-name="T18">DAYCOUNT</text:span></text:p>
        </text:list-item>
        <text:list-item>
          <text:p text:style-name="P53">CASHFLOWDATES</text:p>
        </text:list-item>
        <text:list-item>
          <text:p text:style-name="P55">Posición = {Corta, Larga<text:span text:style-name="T161">}</text:span></text:p>
        </text:list-item>
      </text:list>
      <text:list xml:id="list1637690788994520245" text:style-name="L4">
        <text:list-item>
          <text:p text:style-name="P56">Subyacente</text:p>
        </text:list-item>
        <text:list-item>
          <text:p text:style-name="P59">Str<text:span text:style-name="T209">i</text:span>ke pri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Fira Mono" svg:font-family="'Fira Mono'" style:font-pitch="fixed"/>
    <style:font-face style:name="Fira Mono1" svg:font-family="'Fira Mono'" style:font-adornments="Cursiva" style:font-pitch="fixed"/>
    <style:font-face style:name="FreeMono" svg:font-family="FreeMono" style:font-family-generic="modern" style:font-pitch="fixed"/>
    <style:font-face style:name="Liberation Mono1" svg:font-family="'Liberation Mono'" style:font-adornments="Negrita" style:font-family-generic="modern" style:font-pitch="fixed"/>
    <style:font-face style:name="Lohit Devanagari" svg:font-family="'Lohit Devanagari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69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loext:contextual-spacing="false"/>
      <style:text-properties fo:color="#004586" style:font-name="Liberation Sans1" fo:font-family="'Liberation Sans'" style:font-style-name="Negrit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212cm" fo:margin-bottom="0.106cm" loext:contextual-spacing="false" style:page-number="auto"/>
      <style:text-properties fo:color="#7e0021"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List_20_Contents" style:display-name="List Content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ipoDato" style:family="text">
      <style:text-properties fo:text-transform="capitalize" fo:color="#a40000" style:font-name="Liberation Mono1" fo:font-family="'Liberation Mono'" style:font-style-name="Negrita" style:font-family-generic="modern" style:font-pitch="fixed" fo:font-size="10pt" fo:font-style="normal" fo:font-weight="bold" officeooo:rsid="00989735" fo:background-color="transparent" style:font-size-asian="10.5pt" style:font-style-asian="normal" style:font-weight-asian="bold" style:font-style-complex="normal" style:font-weight-complex="bold" loext:shadow="none"/>
    </style:style>
    <style:style style:name="Variable" style:family="text">
      <style:text-properties style:font-name="Liberation Mono1" fo:font-family="'Liberation Mono'" style:font-style-name="Negrita" style:font-family-generic="modern" style:font-pitch="fixed" fo:font-size="10pt" fo:font-style="normal" fo:font-weight="bold" style:font-size-asian="10.5pt" style:font-style-asian="italic" style:font-style-complex="italic" loext:shadow="none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 style:auto-update="true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 draw:textarea-vertical-align="middl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8:19:58.569626202</meta:creation-date>
    <dc:date>2015-12-12T23:37:26.050365202</dc:date>
    <meta:editing-duration>P1DT10H58S</meta:editing-duration>
    <meta:editing-cycles>262</meta:editing-cycles>
    <meta:generator>LibreOffice/5.0.3.2$Linux_X86_64 LibreOffice_project/00$Build-2</meta:generator>
    <meta:document-statistic meta:table-count="3" meta:image-count="0" meta:object-count="4" meta:page-count="4" meta:paragraph-count="95" meta:word-count="889" meta:character-count="6308" meta:non-whitespace-character-count="5517"/>
  </office:meta>
</office:document-meta>
</file>

<file path=Object 1/content.xml><?xml version="1.0" encoding="utf-8"?>
<math xmlns="http://www.w3.org/1998/Math/MathML" display="block">
  <semantics>
    <mrow>
      <mn>1</mn>
      <mi mathvariant="normal">:</mi>
      <mi>n</mi>
      <mtext> dónde </mtext>
      <mi>n</mi>
      <mi mathvariant="normal">∈</mi>
      <mi mathvariant="normal">ℕ</mi>
      <mi>⁺</mi>
    </mrow>
    <annotation encoding="StarMath 5.0">1:n " dónde " n %element  setN⁺</annotation>
  </semantics>
</math>
</file>

<file path=Object 2/content.xml><?xml version="1.0" encoding="utf-8"?>
<math xmlns="http://www.w3.org/1998/Math/MathML" display="block">
  <semantics>
    <mrow>
      <mrow>
        <mi mathvariant="italic">precio</mi>
        <mo stretchy="false">&gt;</mo>
        <mi mathvariant="italic">valuación</mi>
      </mrow>
      <mo stretchy="false">⇒</mo>
      <mtext>{</mtext>
      <mtext>venta</mtext>
      <mi>,</mi>
      <mtext>posición corta</mtext>
      <mtext>}</mtext>
    </mrow>
    <annotation encoding="StarMath 5.0">precio &gt; valuación drarrow "{""venta","posición corta""}"</annotation>
  </semantics>
</math>
</file>

<file path=Object 3/content.xml><?xml version="1.0" encoding="utf-8"?>
<math xmlns="http://www.w3.org/1998/Math/MathML" display="block">
  <semantics>
    <mrow>
      <mrow>
        <mi mathvariant="italic">precio</mi>
        <mo stretchy="false">&lt;</mo>
        <mi mathvariant="italic">valuación</mi>
      </mrow>
      <mo stretchy="false">⇒</mo>
      <mtext>{</mtext>
      <mtext>compra</mtext>
      <mi>,</mi>
      <mtext>posición larga</mtext>
      <mtext>}</mtext>
    </mrow>
    <annotation encoding="StarMath 5.0">precio &lt; valuación drarrow "{""compra","posición larga""}"</annotation>
  </semantics>
</math>
</file>

<file path=Object 4/content.xml><?xml version="1.0" encoding="utf-8"?>
<math xmlns="http://www.w3.org/1998/Math/MathML" display="block">
  <semantics>
    <mrow>
      <mrow>
        <mi mathvariant="italic">precio</mi>
        <mo stretchy="false">≈</mo>
        <mi mathvariant="italic">valuación</mi>
      </mrow>
      <mo stretchy="false">⇒</mo>
      <mtext>{</mtext>
      <mtext>hmmm</mtext>
      <mtext>}</mtext>
    </mrow>
    <annotation encoding="StarMath 5.0">precio approx valuación drarrow "{""hmmm""}"</annotation>
  </semantics>
</math>
</file>